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genda-BoldCondensed" svg:font-family="Agenda-BoldCondensed" style:font-family-generic="roman"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achet Book" svg:font-family="'Cachet Book'" style:font-family-generic="roman" style:font-pitch="variable"/>
    <style:font-face style:name="Conques-Demi" svg:font-family="Conques-Dem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automatic-styles>
    <style:style style:name="Table1" style:family="table">
      <style:table-properties style:width="2.6458in" fo:margin-left="-0.075in" fo:margin-top="0in" fo:margin-bottom="0in" table:align="left" style:writing-mode="lr-tb"/>
    </style:style>
    <style:style style:name="Table1.A" style:family="table-column">
      <style:table-column-properties style:column-width="1.3618in"/>
    </style:style>
    <style:style style:name="Table1.B" style:family="table-column">
      <style:table-column-properties style:column-width="0.3507in"/>
    </style:style>
    <style:style style:name="Table1.C" style:family="table-column">
      <style:table-column-properties style:column-width="0.9333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5"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3.5097in" fo:margin-left="-0.075in" fo:margin-top="0in" fo:margin-bottom="0in" table:align="left" style:writing-mode="lr-tb"/>
    </style:style>
    <style:style style:name="Table2.A" style:family="table-column">
      <style:table-column-properties style:column-width="1.7972in"/>
    </style:style>
    <style:style style:name="Table2.B" style:family="table-column">
      <style:table-column-properties style:column-width="1.1188in"/>
    </style:style>
    <style:style style:name="Table2.C" style:family="table-column">
      <style:table-column-properties style:column-width="0.5938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5"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3.0319in" fo:margin-left="-0.075in" fo:margin-top="0in" fo:margin-bottom="0in" table:align="left" style:writing-mode="lr-tb"/>
    </style:style>
    <style:style style:name="Table3.A" style:family="table-column">
      <style:table-column-properties style:column-width="0.8833in"/>
    </style:style>
    <style:style style:name="Table3.B" style:family="table-column">
      <style:table-column-properties style:column-width="0.675in"/>
    </style:style>
    <style:style style:name="Table3.C" style:family="table-column">
      <style:table-column-properties style:column-width="0.7979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6"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2.8736in" fo:margin-left="-0.075in" fo:margin-top="0in" fo:margin-bottom="0in" table:align="left" style:writing-mode="lr-tb"/>
    </style:style>
    <style:style style:name="Table4.A" style:family="table-column">
      <style:table-column-properties style:column-width="1.4924in"/>
    </style:style>
    <style:style style:name="Table4.B" style:family="table-column">
      <style:table-column-properties style:column-width="1.3806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0.5pt solid #000001"/>
    </style:style>
    <style:style style:name="Table5" style:family="table">
      <style:table-properties style:width="3.4146in" fo:margin-left="-0.075in" fo:margin-top="0in" fo:margin-bottom="0in" table:align="left" style:writing-mode="lr-tb"/>
    </style:style>
    <style:style style:name="Table5.A" style:family="table-column">
      <style:table-column-properties style:column-width="2.5042in"/>
    </style:style>
    <style:style style:name="Table5.B" style:family="table-column">
      <style:table-column-properties style:column-width="0.9097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6"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3.9542in" fo:margin-left="-0.075in" fo:margin-top="0in" fo:margin-bottom="0in" table:align="left" style:writing-mode="lr-tb"/>
    </style:style>
    <style:style style:name="Table6.A" style:family="table-column">
      <style:table-column-properties style:column-width="1.5347in"/>
    </style:style>
    <style:style style:name="Table6.B" style:family="table-column">
      <style:table-column-properties style:column-width="0.4424in"/>
    </style:style>
    <style:style style:name="Table6.D" style:family="table-column">
      <style:table-column-properties style:column-width="0.4417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5" style:family="table-row">
      <style:table-row-properties fo:keep-together="always"/>
    </style:style>
    <style:style style:name="Table6.A5"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3.9083in" fo:margin-left="-0.075in" fo:margin-top="0in" fo:margin-bottom="0in" table:align="left" style:writing-mode="lr-tb"/>
    </style:style>
    <style:style style:name="Table7.A" style:family="table-column">
      <style:table-column-properties style:column-width="1.5139in"/>
    </style:style>
    <style:style style:name="Table7.B" style:family="table-column">
      <style:table-column-properties style:column-width="0.4403in"/>
    </style:style>
    <style:style style:name="Table7.D" style:family="table-column">
      <style:table-column-properties style:column-width="0.4396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A2" style:family="table-cell">
      <style:table-cell-properties style:vertical-align="" fo:padding-left="0.075in" fo:padding-right="0.075in" fo:padding-top="0in" fo:padding-bottom="0in" fo:border-left="none" fo:border-right="none" fo:border-top="0.5pt solid #000001" fo:border-bottom="0.5pt solid #000001"/>
    </style:style>
    <style:style style:name="Table7.6" style:family="table-row">
      <style:table-row-properties fo:keep-together="always"/>
    </style:style>
    <style:style style:name="Table7.A6" style:family="table-cell">
      <style:table-cell-properties style:vertical-align="" fo:padding-left="0.075in" fo:padding-right="0.075in" fo:padding-top="0in" fo:padding-bottom="0in" fo:border-left="none" fo:border-right="none" fo:border-top="0.5pt solid #000001" fo:border-bottom="none"/>
    </style:style>
    <style:style style:name="Table8" style:family="table">
      <style:table-properties style:width="2.1674in" fo:margin-left="-0.075in" fo:margin-top="0in" fo:margin-bottom="0in" table:align="left" style:writing-mode="lr-tb"/>
    </style:style>
    <style:style style:name="Table8.A" style:family="table-column">
      <style:table-column-properties style:column-width="0.9632in"/>
    </style:style>
    <style:style style:name="Table8.B" style:family="table-column">
      <style:table-column-properties style:column-width="1.2035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A2" style:family="table-cell">
      <style:table-cell-properties style:vertical-align="" fo:padding-left="0.075in" fo:padding-right="0.075in" fo:padding-top="0in" fo:padding-bottom="0in" fo:border-left="none" fo:border-right="none" fo:border-top="0.5pt solid #000001" fo:border-bottom="0.5pt solid #000001"/>
    </style:style>
    <style:style style:name="Table8.A10" style:family="table-cell">
      <style:table-cell-properties style:vertical-align="" fo:padding-left="0.075in" fo:padding-right="0.075in" fo:padding-top="0in" fo:padding-bottom="0in" fo:border-left="none" fo:border-right="none" fo:border-top="0.5pt solid #000001" fo:border-bottom="none"/>
    </style:style>
    <style:style style:name="Table9" style:family="table">
      <style:table-properties style:width="4.95in" fo:margin-left="-0.075in" fo:margin-top="0in" fo:margin-bottom="0in" table:align="left" style:writing-mode="lr-tb"/>
    </style:style>
    <style:style style:name="Table9.A" style:family="table-column">
      <style:table-column-properties style:column-width="0.4361in"/>
    </style:style>
    <style:style style:name="Table9.B" style:family="table-column">
      <style:table-column-properties style:column-width="4.5132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1"/>
    </style:style>
    <style:style style:name="Table9.A2" style:family="table-cell">
      <style:table-cell-properties style:vertical-align="" fo:padding-left="0.075in" fo:padding-right="0.075in" fo:padding-top="0in" fo:padding-bottom="0in" fo:border-left="none" fo:border-right="none" fo:border-top="0.5pt solid #000001" fo:border-bottom="0.5pt solid #000001"/>
    </style:style>
    <style:style style:name="Table9.12" style:family="table-row">
      <style:table-row-properties fo:keep-together="always"/>
    </style:style>
    <style:style style:name="Table9.A12" style:family="table-cell">
      <style:table-cell-properties style:vertical-align="" fo:padding-left="0.075in" fo:padding-right="0.075in" fo:padding-top="0in" fo:padding-bottom="0in" fo:border-left="none" fo:border-right="none" fo:border-top="0.5pt solid #000001" fo:border-bottom="none"/>
    </style:style>
    <style:style style:name="Table10" style:family="table">
      <style:table-properties style:width="2.4028in" fo:margin-left="-0.075in" fo:margin-top="0in" fo:margin-bottom="0in" table:align="left" style:writing-mode="lr-tb"/>
    </style:style>
    <style:style style:name="Table10.A" style:family="table-column">
      <style:table-column-properties style:column-width="1.3924in"/>
    </style:style>
    <style:style style:name="Table10.B" style:family="table-column">
      <style:table-column-properties style:column-width="1.0097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1"/>
    </style:style>
    <style:style style:name="Table10.A2" style:family="table-cell">
      <style:table-cell-properties style:vertical-align="" fo:padding-left="0.075in" fo:padding-right="0.075in" fo:padding-top="0in" fo:padding-bottom="0in" fo:border-left="none" fo:border-right="none" fo:border-top="0.5pt solid #000001" fo:border-bottom="0.5pt solid #000001"/>
    </style:style>
    <style:style style:name="Table10.A3" style:family="table-cell">
      <style:table-cell-properties style:vertical-align="" fo:padding-left="0.075in" fo:padding-right="0.075in" fo:padding-top="0in" fo:padding-bottom="0in" fo:border-left="none" fo:border-right="none" fo:border-top="0.5pt solid #000001" fo:border-bottom="none"/>
    </style:style>
    <style:style style:name="Table11" style:family="table">
      <style:table-properties style:width="2.2208in" fo:margin-left="-0.075in" fo:margin-top="0in" fo:margin-bottom="0in" table:align="left" style:writing-mode="lr-tb"/>
    </style:style>
    <style:style style:name="Table11.A" style:family="table-column">
      <style:table-column-properties style:column-width="1.8in"/>
    </style:style>
    <style:style style:name="Table11.B" style:family="table-column">
      <style:table-column-properties style:column-width="0.4201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1"/>
    </style:style>
    <style:style style:name="Table11.A2" style:family="table-cell">
      <style:table-cell-properties style:vertical-align="" fo:padding-left="0.075in" fo:padding-right="0.075in" fo:padding-top="0in" fo:padding-bottom="0in" fo:border-left="none" fo:border-right="none" fo:border-top="0.5pt solid #000001" fo:border-bottom="0.5pt solid #000001"/>
    </style:style>
    <style:style style:name="Table11.A5" style:family="table-cell">
      <style:table-cell-properties style:vertical-align="" fo:padding-left="0.075in" fo:padding-right="0.075in" fo:padding-top="0in" fo:padding-bottom="0in" fo:border-left="none" fo:border-right="none" fo:border-top="0.5pt solid #000001" fo:border-bottom="none"/>
    </style:style>
    <style:style style:name="Table12" style:family="table">
      <style:table-properties style:width="5.5688in" fo:margin-left="-0.075in" fo:margin-top="0in" fo:margin-bottom="0in" table:align="left" style:writing-mode="lr-tb"/>
    </style:style>
    <style:style style:name="Table12.A" style:family="table-column">
      <style:table-column-properties style:column-width="0.5285in"/>
    </style:style>
    <style:style style:name="Table12.B" style:family="table-column">
      <style:table-column-properties style:column-width="5.0396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1"/>
    </style:style>
    <style:style style:name="Table12.A2" style:family="table-cell">
      <style:table-cell-properties style:vertical-align="" fo:padding-left="0.075in" fo:padding-right="0.075in" fo:padding-top="0in" fo:padding-bottom="0in" fo:border-left="none" fo:border-right="none" fo:border-top="0.5pt solid #000001" fo:border-bottom="0.5pt solid #000001"/>
    </style:style>
    <style:style style:name="Table12.A6" style:family="table-cell">
      <style:table-cell-properties style:vertical-align="" fo:padding-left="0.075in" fo:padding-right="0.075in" fo:padding-top="0in" fo:padding-bottom="0in" fo:border-left="none" fo:border-right="none" fo:border-top="0.5pt solid #000001" fo:border-bottom="none"/>
    </style:style>
    <style:style style:name="Table13" style:family="table">
      <style:table-properties style:width="2.0521in" fo:margin-left="-0.075in" fo:margin-top="0in" fo:margin-bottom="0in" table:align="left" style:writing-mode="lr-tb"/>
    </style:style>
    <style:style style:name="Table13.A" style:family="table-column">
      <style:table-column-properties style:column-width="0.5278in"/>
    </style:style>
    <style:style style:name="Table13.B" style:family="table-column">
      <style:table-column-properties style:column-width="1.5236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1"/>
    </style:style>
    <style:style style:name="Table13.A2" style:family="table-cell">
      <style:table-cell-properties style:vertical-align="" fo:padding-left="0.075in" fo:padding-right="0.075in" fo:padding-top="0in" fo:padding-bottom="0in" fo:border-left="none" fo:border-right="none" fo:border-top="0.5pt solid #000001" fo:border-bottom="0.5pt solid #000001"/>
    </style:style>
    <style:style style:name="Table13.A6" style:family="table-cell">
      <style:table-cell-properties style:vertical-align="" fo:padding-left="0.075in" fo:padding-right="0.075in" fo:padding-top="0in" fo:padding-bottom="0in" fo:border-left="none" fo:border-right="none" fo:border-top="0.5pt solid #000001" fo:border-bottom="none"/>
    </style:style>
    <style:style style:name="Table14" style:family="table">
      <style:table-properties style:width="5.634in" fo:margin-left="-0.075in" fo:margin-top="0in" fo:margin-bottom="0in" table:align="left" style:writing-mode="lr-tb"/>
    </style:style>
    <style:style style:name="Table14.A" style:family="table-column">
      <style:table-column-properties style:column-width="3.3306in"/>
    </style:style>
    <style:style style:name="Table14.B" style:family="table-column">
      <style:table-column-properties style:column-width="0.9333in"/>
    </style:style>
    <style:style style:name="Table14.C" style:family="table-column">
      <style:table-column-properties style:column-width="0.7944in"/>
    </style:style>
    <style:style style:name="Table14.D" style:family="table-column">
      <style:table-column-properties style:column-width="0.575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1"/>
    </style:style>
    <style:style style:name="Table14.A2" style:family="table-cell">
      <style:table-cell-properties style:vertical-align="" fo:padding-left="0.075in" fo:padding-right="0.075in" fo:padding-top="0in" fo:padding-bottom="0in" fo:border-left="none" fo:border-right="none" fo:border-top="0.5pt solid #000001" fo:border-bottom="0.5pt solid #000001"/>
    </style:style>
    <style:style style:name="Table14.A5" style:family="table-cell">
      <style:table-cell-properties style:vertical-align="" fo:padding-left="0.075in" fo:padding-right="0.075in" fo:padding-top="0in" fo:padding-bottom="0in" fo:border-left="none" fo:border-right="none" fo:border-top="0.5pt solid #000001" fo:border-bottom="none"/>
    </style:style>
    <style:style style:name="Table15" style:family="table">
      <style:table-properties style:width="5.6931in" fo:margin-left="-0.075in" fo:margin-top="0in" fo:margin-bottom="0in" table:align="left" style:writing-mode="lr-tb"/>
    </style:style>
    <style:style style:name="Table15.A" style:family="table-column">
      <style:table-column-properties style:column-width="0.3667in"/>
    </style:style>
    <style:style style:name="Table15.B" style:family="table-column">
      <style:table-column-properties style:column-width="5.3257in"/>
    </style:style>
    <style:style style:name="Table15.1" style:family="table-row">
      <style:table-row-properties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1"/>
    </style:style>
    <style:style style:name="Table15.A2" style:family="table-cell">
      <style:table-cell-properties style:vertical-align="" fo:padding-left="0.075in" fo:padding-right="0.075in" fo:padding-top="0in" fo:padding-bottom="0in" fo:border-left="none" fo:border-right="none" fo:border-top="0.5pt solid #000001" fo:border-bottom="0.5pt solid #000001"/>
    </style:style>
    <style:style style:name="Table15.A4" style:family="table-cell">
      <style:table-cell-properties style:vertical-align="" fo:padding-left="0.075in" fo:padding-right="0.075in" fo:padding-top="0in" fo:padding-bottom="0in" fo:border-left="none" fo:border-right="none" fo:border-top="0.5pt solid #000001" fo:border-bottom="none"/>
    </style:style>
    <style:style style:name="Table16" style:family="table">
      <style:table-properties style:width="6.8167in" fo:margin-left="-0.075in" fo:margin-top="0in" fo:margin-bottom="0in" table:align="left" style:writing-mode="lr-tb"/>
    </style:style>
    <style:style style:name="Table16.A" style:family="table-column">
      <style:table-column-properties style:column-width="0.3507in"/>
    </style:style>
    <style:style style:name="Table16.B" style:family="table-column">
      <style:table-column-properties style:column-width="6.4653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1"/>
    </style:style>
    <style:style style:name="Table16.A2" style:family="table-cell">
      <style:table-cell-properties style:vertical-align="" fo:padding-left="0.075in" fo:padding-right="0.075in" fo:padding-top="0in" fo:padding-bottom="0in" fo:border-left="none" fo:border-right="none" fo:border-top="0.5pt solid #000001" fo:border-bottom="0.5pt solid #000001"/>
    </style:style>
    <style:style style:name="Table16.A4" style:family="table-cell">
      <style:table-cell-properties style:vertical-align="" fo:padding-left="0.075in" fo:padding-right="0.075in" fo:padding-top="0in" fo:padding-bottom="0in" fo:border-left="none" fo:border-right="none" fo:border-top="0.5pt solid #000001" fo:border-bottom="none"/>
    </style:style>
    <style:style style:name="Table17" style:family="table">
      <style:table-properties style:width="1.2535in" fo:margin-left="-0.075in" fo:margin-top="0in" fo:margin-bottom="0in" table:align="left" style:writing-mode="lr-tb"/>
    </style:style>
    <style:style style:name="Table17.A" style:family="table-column">
      <style:table-column-properties style:column-width="0.9021in"/>
    </style:style>
    <style:style style:name="Table17.B" style:family="table-column">
      <style:table-column-properties style:column-width="0.3507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1"/>
    </style:style>
    <style:style style:name="Table17.A2" style:family="table-cell">
      <style:table-cell-properties style:vertical-align="" fo:padding-left="0.075in" fo:padding-right="0.075in" fo:padding-top="0in" fo:padding-bottom="0in" fo:border-left="none" fo:border-right="none" fo:border-top="0.5pt solid #000001" fo:border-bottom="0.5pt solid #000001"/>
    </style:style>
    <style:style style:name="Table17.A4"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ab-stops/>
      </style:paragraph-properties>
    </style:style>
    <style:style style:name="P3" style:family="paragraph" style:parent-style-name="Standard">
      <style:paragraph-properties fo:margin-left="0in" fo:margin-right="0in" fo:text-align="start" style:justify-single-word="false" fo:text-indent="0in" style:auto-text-indent="false">
        <style:tab-stops/>
      </style:paragraph-properties>
    </style:style>
    <style:style style:name="P4" style:family="paragraph" style:parent-style-name="Standard">
      <style:paragraph-properties fo:margin-left="0in" fo:margin-right="0in" fo:text-align="start" style:justify-single-word="false" fo:orphans="2" fo:widows="2" fo:text-indent="0in" style:auto-text-indent="false" style:vertical-align="auto">
        <style:tab-stops/>
      </style:paragraph-properties>
    </style:style>
    <style:style style:name="P5" style:family="paragraph" style:parent-style-name="Standard">
      <style:paragraph-properties fo:margin-left="0in" fo:margin-right="0in" fo:text-align="center" style:justify-single-word="false" fo:text-indent="0in" style:auto-text-indent="false"/>
    </style:style>
    <style:style style:name="P6" style:family="paragraph" style:parent-style-name="Standard">
      <style:paragraph-properties fo:margin-left="0in" fo:margin-right="0in" fo:text-align="center" style:justify-single-word="false" fo:text-indent="0in" style:auto-text-indent="false">
        <style:tab-stops/>
      </style:paragraph-properties>
    </style:style>
    <style:style style:name="P7"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8"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style>
    <style:style style:name="P9" style:family="paragraph" style:parent-style-name="Standard">
      <style:paragraph-properties fo:margin-left="0in" fo:margin-right="0in" fo:text-align="center" style:justify-single-word="false" fo:text-indent="0in" style:auto-text-indent="false">
        <style:tab-stops/>
      </style:paragraph-properties>
      <style:text-properties style:font-name="Times New Roman" fo:font-size="10pt" style:font-size-asian="10pt"/>
    </style:style>
    <style:style style:name="P10" style:family="paragraph" style:parent-style-name="Standard" style:master-page-name="Standard">
      <style:paragraph-properties fo:margin-left="0in" fo:margin-right="0in" fo:text-indent="0in" style:auto-text-indent="false" style:page-number="auto"/>
    </style:style>
    <style:style style:name="P11" style:family="paragraph" style:parent-style-name="Text_20_body">
      <style:paragraph-properties fo:margin-left="0in" fo:margin-right="0in" fo:text-indent="0in" style:auto-text-indent="false"/>
    </style:style>
    <style:style style:name="P12" style:family="paragraph" style:parent-style-name="Heading_20_1">
      <style:paragraph-properties fo:margin-left="0in" fo:margin-right="0in" fo:text-indent="0in" style:auto-text-indent="false"/>
    </style:style>
    <style:style style:name="P13" style:family="paragraph" style:parent-style-name="Heading_20_3">
      <style:paragraph-properties fo:margin-left="0in" fo:margin-right="0in" fo:text-indent="0in" style:auto-text-indent="false">
        <style:tab-stops/>
      </style:paragraph-properties>
    </style:style>
    <style:style style:name="P14" style:family="paragraph" style:parent-style-name="Heading_20_3">
      <style:paragraph-properties fo:margin-left="0in" fo:margin-right="0in" fo:text-align="start" style:justify-single-word="false" fo:text-indent="0in" style:auto-text-indent="false">
        <style:tab-stops/>
      </style:paragraph-properties>
    </style:style>
    <style:style style:name="P15" style:family="paragraph" style:parent-style-name="Heading_20_2">
      <style:paragraph-properties fo:margin-left="0in" fo:margin-right="0in" fo:text-indent="0in" style:auto-text-indent="false"/>
    </style:style>
    <style:style style:name="P16" style:family="paragraph" style:parent-style-name="Heading_20_2">
      <style:paragraph-properties fo:margin-left="0in" fo:margin-right="0in" fo:text-indent="0in" style:auto-text-indent="false">
        <style:tab-stops/>
      </style:paragraph-properties>
    </style:style>
    <style:style style:name="P17" style:family="paragraph" style:parent-style-name="Heading_20_2" style:list-style-name="">
      <style:paragraph-properties fo:margin-left="0in" fo:margin-right="0in" fo:text-indent="0in" style:auto-text-indent="false">
        <style:tab-stops/>
      </style:paragraph-properties>
    </style:style>
    <style:style style:name="P18" style:family="paragraph" style:parent-style-name="Heading_20_2">
      <style:paragraph-properties fo:margin-left="0in" fo:margin-right="0in" fo:text-align="start" style:justify-single-word="false" fo:text-indent="0in" style:auto-text-indent="false">
        <style:tab-stops/>
      </style:paragraph-properties>
    </style:style>
    <style:style style:name="P19" style:family="paragraph" style:parent-style-name="Heading_20_2">
      <style:paragraph-properties fo:margin-left="0in" fo:margin-right="0in" fo:text-align="center" style:justify-single-word="false" fo:text-indent="0in" style:auto-text-indent="false">
        <style:tab-stops/>
      </style:paragraph-properties>
    </style:style>
    <style:style style:name="P20" style:family="paragraph" style:parent-style-name="HTML_20_Preformatted">
      <style:paragraph-properties fo:margin-left="0in" fo:margin-right="0in" fo:text-indent="0in" style:auto-text-indent="false"/>
    </style:style>
    <style:style style:name="P21" style:family="paragraph" style:parent-style-name="HTML_20_Preformatted">
      <style:paragraph-properties fo:margin-left="0in" fo:margin-right="0in" fo:text-indent="0in" style:auto-text-indent="false">
        <style:tab-stops/>
      </style:paragraph-properties>
    </style:style>
    <style:style style:name="P22" style:family="paragraph" style:parent-style-name="HTML_20_Preformatted">
      <style:paragraph-properties fo:margin-left="0in" fo:margin-right="0in" fo:text-align="center" style:justify-single-word="false" fo:text-indent="0in" style:auto-text-indent="false">
        <style:tab-stops/>
      </style:paragraph-properties>
    </style:style>
    <style:style style:name="P23" style:family="paragraph" style:parent-style-name="HTML_20_Preformatte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24" style:family="paragraph" style:parent-style-name="Normal_20__28_Web_29_">
      <style:paragraph-properties fo:margin-left="0in" fo:margin-right="0in" fo:margin-top="0in" fo:margin-bottom="0in" loext:contextual-spacing="false" fo:text-indent="0in" style:auto-text-indent="false"/>
      <style:text-properties style:font-name="Times New Roman" fo:font-size="10pt" fo:language="en" fo:country="US" style:font-size-asian="10pt" style:language-asian="en" style:country-asian="US"/>
    </style:style>
    <style:style style:name="T1" style:family="text">
      <style:text-properties style:text-position="15% 100%" style:font-name="Times New Roman" fo:font-size="10pt" fo:language="en" fo:country="US" style:font-size-asian="10pt" style:language-asian="en" style:country-asian="US"/>
    </style:style>
    <style:style style:name="T2" style:family="text">
      <style:text-properties style:text-position="15% 100%" style:font-name="Times New Roman" fo:font-size="10pt" fo:font-weight="bold" style:font-size-asian="10pt" style:font-weight-asian="bold"/>
    </style:style>
    <style:style style:name="T3" style:family="text">
      <style:text-properties style:font-name="Times New Roman"/>
    </style:style>
    <style:style style:name="T4" style:family="text">
      <style:text-properties style:font-name="Times New Roman" fo:font-size="18pt" fo:language="en" fo:country="US" style:text-underline-style="none" style:font-size-asian="18pt" style:language-asian="en" style:country-asian="US"/>
    </style:style>
    <style:style style:name="T5" style:family="text">
      <style:text-properties style:font-name="Times New Roman" fo:font-size="12pt" fo:language="en" fo:country="US" style:font-size-asian="12pt" style:language-asian="en" style:country-asian="US"/>
    </style:style>
    <style:style style:name="T6" style:family="text">
      <style:text-properties style:font-name="Times New Roman" fo:font-size="10pt" fo:language="en" fo:country="US" fo:font-weight="bold" style:font-size-asian="10pt" style:language-asian="en" style:country-asian="US" style:font-weight-asian="bold"/>
    </style:style>
    <style:style style:name="T7" style:family="text">
      <style:text-properties style:font-name="Times New Roman" fo:font-size="10pt" fo:language="en" fo:country="US" style:font-size-asian="10pt" style:language-asian="en" style:country-asian="US"/>
    </style:style>
    <style:style style:name="T8" style:family="text">
      <style:text-properties style:font-name="Times New Roman" fo:font-size="10pt" style:font-size-asian="10pt"/>
    </style:style>
    <style:style style:name="T9" style:family="text">
      <style:text-properties style:font-name="Times New Roman" fo:font-size="10pt" fo:font-weight="bold" style:font-size-asian="10pt" style:font-weight-asian="bold"/>
    </style:style>
    <style:style style:name="T10" style:family="text">
      <style:text-properties fo:font-weight="normal" style:font-weight-asian="normal"/>
    </style:style>
    <style:style style:name="T11" style:family="text">
      <style:text-properties fo:color="#000000" style:font-name="Times New Roman" fo:font-size="10pt" fo:language="en" fo:country="US" style:font-size-asian="10pt" style:language-asian="en" style:country-asian="US"/>
    </style:style>
    <style:style style:name="T12" style:family="text">
      <style:text-properties style:text-position="super 58%" style:font-name="Times New Roman" fo:font-size="10pt" fo:font-weight="bold" style:font-size-asian="10pt" style:font-weight-asian="bold"/>
    </style:style>
    <style:style style:name="T13" style:family="text">
      <style:text-properties style:text-position="super 58%" style:font-name="Times New Roman"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This material is Open Game Content, and is licensed for public use under the terms of the Open Game License v1.0a.</text:span></text:p>
      <text:h text:style-name="P12" text:outline-level="1"><text:span text:style-name="T4">SKILLS II</text:span></text:h>
      <text:p text:style-name="P24"/>
      <text:p text:style-name="P1"><text:span text:style-name="T5">Gather Information (Cha)</text:span></text:p>
      <text:p text:style-name="P1"><text:span text:style-name="T6">Check:</text:span><text:span text:style-name="T7"> By succeeding at a skill check (DC 10) and spending 1d4+1 hours passing out money and buying drinks, a character can get a feel for the major news items in a neighborhood. This result assumes that no obvious reasons exist why information would be withheld. The higher the check result, the better the information.</text:span></text:p>
      <text:p text:style-name="P1"><text:span text:style-name="T7">If the situation doesn’t require the expenditure of money, no Wealth check is necessary.</text:span></text:p>
      <text:p text:style-name="P1"><text:span text:style-name="T7">Information ranges from general to protected, and the cost and DC increases accordingly for the type of information the character seeks to gather, as given in the table below.</text:span></text:p>
      <table:table table:name="Table1" table:style-name="Table1">
        <table:table-column table:style-name="Table1.A"/>
        <table:table-column table:style-name="Table1.B"/>
        <table:table-column table:style-name="Table1.C"/>
        <table:table-row table:style-name="Table1.1">
          <table:table-cell table:style-name="Table1.A1" office:value-type="string">
            <text:h text:style-name="P16" text:outline-level="2"><text:span text:style-name="T3">Type of Information</text:span></text:h>
          </table:table-cell>
          <table:table-cell table:style-name="Table1.A1" office:value-type="string">
            <text:h text:style-name="P19" text:outline-level="2"><text:span text:style-name="T3">DC</text:span></text:h>
          </table:table-cell>
          <table:table-cell table:style-name="Table1.A1" office:value-type="string">
            <text:h text:style-name="P19" text:outline-level="2"><text:span text:style-name="T3">Purchase DC</text:span></text:h>
          </table:table-cell>
        </table:table-row>
        <table:table-row table:style-name="Table1.1">
          <table:table-cell table:style-name="Table1.A2" office:value-type="string">
            <text:p text:style-name="P2"><text:span text:style-name="T8">General</text:span></text:p>
          </table:table-cell>
          <table:table-cell table:style-name="Table1.A2" office:value-type="string">
            <text:p text:style-name="P6"><text:span text:style-name="T8">10</text:span></text:p>
          </table:table-cell>
          <table:table-cell table:style-name="Table1.A2" office:value-type="string">
            <text:p text:style-name="P6"><text:span text:style-name="T8">5</text:span></text:p>
          </table:table-cell>
        </table:table-row>
        <table:table-row table:style-name="Table1.1">
          <table:table-cell table:style-name="Table1.A2" office:value-type="string">
            <text:p text:style-name="P1"><text:span text:style-name="T8">Specific</text:span></text:p>
          </table:table-cell>
          <table:table-cell table:style-name="Table1.A2" office:value-type="string">
            <text:p text:style-name="P5"><text:span text:style-name="T8">15</text:span></text:p>
          </table:table-cell>
          <table:table-cell table:style-name="Table1.A2" office:value-type="string">
            <text:p text:style-name="P5"><text:span text:style-name="T8">10</text:span></text:p>
          </table:table-cell>
        </table:table-row>
        <table:table-row table:style-name="Table1.1">
          <table:table-cell table:style-name="Table1.A2" office:value-type="string">
            <text:p text:style-name="P1"><text:span text:style-name="T8">Restricted</text:span></text:p>
          </table:table-cell>
          <table:table-cell table:style-name="Table1.A2" office:value-type="string">
            <text:p text:style-name="P5"><text:span text:style-name="T8">20</text:span></text:p>
          </table:table-cell>
          <table:table-cell table:style-name="Table1.A2" office:value-type="string">
            <text:p text:style-name="P5"><text:span text:style-name="T8">15</text:span></text:p>
          </table:table-cell>
        </table:table-row>
        <table:table-row table:style-name="Table1.1">
          <table:table-cell table:style-name="Table1.A5" office:value-type="string">
            <text:p text:style-name="P21"><text:span text:style-name="T3">Protected</text:span></text:p>
          </table:table-cell>
          <table:table-cell table:style-name="Table1.A5" office:value-type="string">
            <text:p text:style-name="P22"><text:span text:style-name="T3">25</text:span></text:p>
          </table:table-cell>
          <table:table-cell table:style-name="Table1.A5" office:value-type="string">
            <text:p text:style-name="P22"><text:span text:style-name="T3">20</text:span></text:p>
          </table:table-cell>
        </table:table-row>
      </table:table>
      <text:p text:style-name="P23"/>
      <text:p text:style-name="P1"><text:span text:style-name="T7">General information concerns local happenings, rumors, gossip, and the like. Specific information usually relates to a particular question. Restricted information includes facts that aren’t generally known and requires that the character locate someone who has access to such information. Protected information is even harder to come by and might involve some danger, either for the one asking the questions or the one providing the answer. There’s a chance that someone will take note of anyone asking about restricted or protected information.</text:span></text:p>
      <text:p text:style-name="P1"><text:span text:style-name="T7">The character can increase the amount of money used to gather information, gaining a circumstance bonus by effectively offering a bribe (though the process might entail buying more expensive drinks, not necessarily offering a character extra money). Increase the Wealth check DC by 2 for each +1 circumstance bonus the character wants to add to his or her skill check.</text:span></text:p>
      <text:p text:style-name="P1"><text:span text:style-name="T6">Try Again?:</text:span><text:span text:style-name="T7"> Yes, but it takes 1d4+1 hours for each check, and characters may draw attention to themselves if they repeatedly pursue a certain type of information.</text:span></text:p>
      <text:p text:style-name="P1"><text:span text:style-name="T6">Special:</text:span><text:span text:style-name="T7"> A character can take 10 when making a Gather Information check, but cannot take 20.</text:span></text:p>
      <text:p text:style-name="P1"><text:span text:style-name="T7">A character with the Trustworthy feat gets a +2 bonus on all Gather Information checks.</text:span></text:p>
      <text:p text:style-name="P1"><text:span text:style-name="T6">Time:</text:span><text:span text:style-name="T7"> A Gather Information check takes 1d4+1 hours.</text:span></text:p>
      <text:p text:style-name="P7"/>
      <text:p text:style-name="P1"><text:soft-page-break/><text:span text:style-name="T5">Handle Animal (Cha) </text:span><text:span text:style-name="Core_20_Body_20_Italic"><text:span text:style-name="T11">Trained Only</text:span></text:span></text:p>
      <text:p text:style-name="P1"><text:span text:style-name="T6">Check:</text:span><text:span text:style-name="T7"> The time required to get an effect and the DC depend on what the character is trying to do.</text:span></text:p>
      <table:table table:name="Table2" table:style-name="Table2">
        <table:table-column table:style-name="Table2.A"/>
        <table:table-column table:style-name="Table2.B"/>
        <table:table-column table:style-name="Table2.C"/>
        <table:table-row table:style-name="Table2.1">
          <table:table-cell table:style-name="Table2.A1" office:value-type="string">
            <text:h text:style-name="P16" text:outline-level="2"><text:span text:style-name="T3">Task</text:span></text:h>
          </table:table-cell>
          <table:table-cell table:style-name="Table2.A1" office:value-type="string">
            <text:h text:style-name="P16" text:outline-level="2"><text:span text:style-name="T3">Time</text:span></text:h>
          </table:table-cell>
          <table:table-cell table:style-name="Table2.A1" office:value-type="string">
            <text:h text:style-name="P19" text:outline-level="2"><text:span text:style-name="T3">DC</text:span></text:h>
          </table:table-cell>
        </table:table-row>
        <table:table-row table:style-name="Table2.1">
          <table:table-cell table:style-name="Table2.A2" office:value-type="string">
            <text:p text:style-name="P2"><text:span text:style-name="T8">Handle an animal</text:span></text:p>
          </table:table-cell>
          <table:table-cell table:style-name="Table2.A2" office:value-type="string">
            <text:p text:style-name="P2"><text:span text:style-name="T8">Move action</text:span></text:p>
          </table:table-cell>
          <table:table-cell table:style-name="Table2.A2" office:value-type="string">
            <text:p text:style-name="P6"><text:span text:style-name="T8">10</text:span></text:p>
          </table:table-cell>
        </table:table-row>
        <table:table-row table:style-name="Table2.1">
          <table:table-cell table:style-name="Table2.A2" office:value-type="string">
            <text:p text:style-name="P1"><text:span text:style-name="T8">“Push” an animal</text:span></text:p>
          </table:table-cell>
          <table:table-cell table:style-name="Table2.A2" office:value-type="string">
            <text:p text:style-name="P1"><text:span text:style-name="T8">Full-round action</text:span></text:p>
          </table:table-cell>
          <table:table-cell table:style-name="Table2.A2" office:value-type="string">
            <text:p text:style-name="P5"><text:span text:style-name="T8">25</text:span></text:p>
          </table:table-cell>
        </table:table-row>
        <table:table-row table:style-name="Table2.1">
          <table:table-cell table:style-name="Table2.A2" office:value-type="string">
            <text:p text:style-name="P1"><text:span text:style-name="T8">Teach an animal a trick</text:span></text:p>
          </table:table-cell>
          <table:table-cell table:style-name="Table2.A2" office:value-type="string">
            <text:p text:style-name="P1"><text:span text:style-name="T8">1 week</text:span></text:p>
          </table:table-cell>
          <table:table-cell table:style-name="Table2.A2" office:value-type="string">
            <text:p text:style-name="P5"><text:span text:style-name="T8">See text</text:span></text:p>
          </table:table-cell>
        </table:table-row>
        <table:table-row table:style-name="Table2.1">
          <table:table-cell table:style-name="Table2.A5" office:value-type="string">
            <text:p text:style-name="P2"><text:span text:style-name="T8">Train an animal for a purpose</text:span></text:p>
          </table:table-cell>
          <table:table-cell table:style-name="Table2.A5" office:value-type="string">
            <text:p text:style-name="P2"><text:span text:style-name="T8">See text</text:span></text:p>
          </table:table-cell>
          <table:table-cell table:style-name="Table2.A5" office:value-type="string">
            <text:p text:style-name="P6"><text:span text:style-name="T8">See text</text:span></text:p>
          </table:table-cell>
        </table:table-row>
      </table:table>
      <text:p text:style-name="P7"/>
      <text:p text:style-name="P1"><text:span text:style-name="T6">Handle an Animal:</text:span><text:span text:style-name="T7"> This means to command an animal to perform a task or trick that it knows. <text:s/>If the animal is wounded or has taken any ability score damage, the DC increases by +5. If the check is successful, the animal performs the task or trick on its next action. </text:span></text:p>
      <text:p text:style-name="P1"><text:span text:style-name="T6">“Push” an Animal: </text:span><text:span text:style-name="T7">To push an animal means to get it to perform a task or trick that it doesn’t know, but is physically capable of performing. If the check is successful, the animal performs the task or trick on its next action. </text:span></text:p>
      <text:p text:style-name="P1"><text:span text:style-name="T6">Teach an Animal a Trick: </text:span><text:span text:style-name="T7">The character can teach an animal a specific trick, such as “attack” or “stay,” with one week of work and a successful Handle Animal check. An animal with an Intelligence of 1 can learn a maximum of three tricks, while an animal with an Intelligence of 2 can learn a maximum of six tricks.</text:span></text:p>
      <text:p text:style-name="P1"><text:span text:style-name="T7">The character can teach an animal to obey only that character. Any other person attempting to make the animal perform a trick takes a –10 penalty on his or her Handle Animal check. Teaching an animal to obey only the character counts as a trick (in terms of how many tricks the animal can learn). It does not require a check; however, it increases the DC of all tricks the character teaches the animal by +5. If the animal already knows any tricks, the character cannot teach it to obey only that character.</text:span></text:p>
      <text:p text:style-name="P1"><text:span text:style-name="T7">Possible tricks include, but are not limited to, the following.</text:span></text:p>
      <text:p text:style-name="P1"><text:span text:style-name="Core_20_Body_20_Italic"><text:span text:style-name="T6">Attack (DC 20):</text:span></text:span><text:span text:style-name="T6"> </text:span><text:span text:style-name="T7">The animal attacks apparent enemies. The character may point to a particular enemy to direct the animal to attack that enemy. Normally, an animal only attacks humans and other animals. Teaching an animal to attack all creatures (including unnatural creatures such as undead and aberrations if they exist in your campaign) counts as two tricks.</text:span></text:p>
      <text:p text:style-name="P1"><text:span text:style-name="Core_20_Body_20_Italic"><text:span text:style-name="T6">Come (DC 15):</text:span></text:span><text:span text:style-name="T7"> The animal comes to the character, even if the animal normally would not do so (such as following the character onto a boat).</text:span></text:p>
      <text:p text:style-name="P1"><text:span text:style-name="Core_20_Body_20_Italic"><text:span text:style-name="T6">Defend (DC 20):</text:span></text:span><text:span text:style-name="T7"> The animal defends the character (or is ready to defend the character if no threat is present). Alternatively, the character can command the animal to defend a specific other character.</text:span></text:p>
      <text:p text:style-name="P1"><text:span text:style-name="Core_20_Body_20_Italic"><text:span text:style-name="T6">Down (DC 15):</text:span></text:span><text:span text:style-name="T7"> The animal breaks off from combat or otherwise backs down.</text:span></text:p>
      <text:p text:style-name="P1"><text:span text:style-name="Core_20_Body_20_Italic"><text:span text:style-name="T6">Fetch (DC 15):</text:span></text:span><text:span text:style-name="T6"> </text:span><text:span text:style-name="T7">The animal goes and gets something. The character must point out a specific object, or else the animal fetches some random object.</text:span></text:p>
      <text:p text:style-name="P1"><text:span text:style-name="Core_20_Body_20_Italic"><text:span text:style-name="T6">Guard (DC 20):</text:span></text:span><text:span text:style-name="T7"> The animal stays in place and prevents others from approaching.</text:span></text:p>
      <text:p text:style-name="P1"><text:span text:style-name="Core_20_Body_20_Italic"><text:span text:style-name="T6">Heel (DC 15):</text:span></text:span><text:span text:style-name="T6"> </text:span><text:span text:style-name="T7">The animal follows the character closely, even to places where it normally wouldn’t go.</text:span></text:p>
      <text:p text:style-name="P1"><text:span text:style-name="Core_20_Body_20_Italic"><text:span text:style-name="T6">Perform (DC 15):</text:span></text:span><text:span text:style-name="T6"> </text:span><text:span text:style-name="T7">The animal does a variety of simple tricks such as sitting up, rolling over, and so on.</text:span></text:p>
      <text:p text:style-name="P1"><text:soft-page-break/><text:span text:style-name="Core_20_Body_20_Italic"><text:span text:style-name="T6">Seek (DC 15):</text:span></text:span><text:span text:style-name="T7"> The animal moves into an area and searches for something of interest. It stops and indicates the first thing of interest it finds. What constitutes an item of interest to an animal can vary. Animals almost always find other creatures or characters of interest. To understand that it’s looking for a specific object, the animal must make an Intelligence check (DC 10).</text:span></text:p>
      <text:p text:style-name="P1"><text:span text:style-name="Core_20_Body_20_Italic"><text:span text:style-name="T6">Stay (DC 15):</text:span></text:span><text:span text:style-name="T6"> </text:span><text:span text:style-name="T7">The animal stays in place waiting for the character to return. It does not challenge other creatures that come by, though it still defends itself if it needs to.</text:span></text:p>
      <text:p text:style-name="P1"><text:span text:style-name="Core_20_Body_20_Italic"><text:span text:style-name="T6">Track (DC 20):</text:span></text:span><text:span text:style-name="T6"> </text:span><text:span text:style-name="T7">The animal tracks the scent presented to it.</text:span></text:p>
      <text:p text:style-name="P1"><text:span text:style-name="Core_20_Body_20_Italic"><text:span text:style-name="T6">Work (DC 15):</text:span></text:span><text:span text:style-name="T6"> </text:span><text:span text:style-name="T7">The animal pulls or pushes a medium or heavy load.</text:span></text:p>
      <text:p text:style-name="P1"><text:span text:style-name="T6">Train an Animal: </text:span><text:span text:style-name="T7">Rather than teaching an animal individual tricks, the character can train an animal for a general purpose. Essentially, an animal’s purpose represents a preselected set of known tricks that fit into a common scheme. An animal can be trained for one general purpose only, though if the animal is capable of learning additional tricks (above and beyond those included in its general purpose) it may do so. Training an animal for a purpose requires fewer checks than teaching individual tricks.</text:span></text:p>
      <text:p text:style-name="P1"><text:span text:style-name="Core_20_Body_20_Italic"><text:span text:style-name="T6">Combat Riding (DC 20, 6 weeks):</text:span></text:span><text:span text:style-name="T7"> An animal trained to bear a rider into combat knows Attack, Come, Defend, Down, Guard, and Heel. An animal trained in riding may be “upgraded” to an animal trained in combat riding by spending three weeks and making a Handle Animal check (DC 20). If the animal was trained in other tricks (in addition to those provided by training the animal for riding), those tricks are completely replaced by the combat riding tricks.</text:span></text:p>
      <text:p text:style-name="P1"><text:span text:style-name="Core_20_Body_20_Italic"><text:span text:style-name="T6">Fighting (DC 20, 3 weeks):</text:span></text:span><text:span text:style-name="T7"> An animal trained for combat knows the following tricks: Attack, Down, and Stay.</text:span></text:p>
      <text:p text:style-name="P1"><text:span text:style-name="Core_20_Body_20_Italic"><text:span text:style-name="T6">Guarding (DC 20, 4 weeks):</text:span></text:span><text:span text:style-name="T6"> </text:span><text:span text:style-name="T7">An animal trained to guard knows the following tricks: Attack, Defend, Down, and Guard.</text:span></text:p>
      <text:p text:style-name="P1"><text:span text:style-name="Core_20_Body_20_Italic"><text:span text:style-name="T6">Laboring (DC 15, 2 weeks):</text:span></text:span><text:span text:style-name="T6"> </text:span><text:span text:style-name="T7">An animal trained for heavy labor knows Come and Work.</text:span></text:p>
      <text:p text:style-name="P1"><text:span text:style-name="Core_20_Body_20_Italic"><text:span text:style-name="T6">Hunting (DC 20, 6 weeks):</text:span></text:span><text:span text:style-name="T7"> An animal trained for hunting knows Attack, Down, Fetch, Heel, Seek, and Track.</text:span></text:p>
      <text:p text:style-name="P1"><text:span text:style-name="Core_20_Body_20_Italic"><text:span text:style-name="T6">Performing (DC 15, 4 weeks):</text:span></text:span><text:span text:style-name="T7"> An animal trained for per­forming knows Come, Fetch, Heel, Perform, and Stay.</text:span></text:p>
      <text:p text:style-name="P1"><text:span text:style-name="Core_20_Body_20_Italic"><text:span text:style-name="T6">Riding (DC 15; 3 weeks):</text:span></text:span><text:span text:style-name="T7"> An animal trained to bear a rider knows Come, Heel, and Stay.</text:span></text:p>
      <text:p text:style-name="P1"><text:span text:style-name="T6">Try Again?:</text:span><text:span text:style-name="T7"> Yes.</text:span></text:p>
      <text:p text:style-name="P1"><text:span text:style-name="T6">Special:</text:span><text:span text:style-name="T7"> A character can take 10 or take 20 when handling animals. </text:span></text:p>
      <text:p text:style-name="P1"><text:span text:style-name="T7">An untrained character uses Charisma checks to handle and push animals, but he or she can’t teach or train animals.</text:span></text:p>
      <text:p text:style-name="P1"><text:span text:style-name="T7">A character with the Animal Affinity feat and at least 1 rank in this skill gets a +2 bonus on all Handle Animal checks.</text:span></text:p>
      <text:p text:style-name="P1"><text:span text:style-name="T6">Time:</text:span><text:span text:style-name="T7"> See above. Teaching or training an animal takes a number of days. The character does not have to spend the entire time training the animal; 3 hours per day is enough. (Spending more than 3 hours per day does not reduce the number of days required.) The character cannot spread the days out; if the character does not complete the training during a period of consecutive days, the effort is wasted.</text:span></text:p>
      <text:p text:style-name="P7"/>
      <text:p text:style-name="P1"><text:span text:style-name="T5">Hide (Dex) </text:span><text:span text:style-name="Core_20_Body_20_Italic"><text:span text:style-name="T11">Armor Penalty</text:span></text:span></text:p>
      <text:p text:style-name="P1"><text:span text:style-name="T6">Check:</text:span><text:span text:style-name="T7"> A character’s Hide check is opposed by the Spot check of anyone who might see the character. The character can move up to half his or her normal speed and hide at no penalty. At more than half and up to the character’s full speed, the character takes a –5 penalty. It’s practically impossible (–20 penalty) to hide while attacking, running, or charging.</text:span></text:p>
      <text:p text:style-name="P1"><text:span text:style-name="T7">The hide check is also modified by the character’s size:</text:span></text:p>
      <table:table table:name="Table3" table:style-name="Table3">
        <table:table-column table:style-name="Table3.A"/>
        <table:table-column table:style-name="Table3.B"/>
        <table:table-column table:style-name="Table3.C"/>
        <table:table-column table:style-name="Table3.B"/>
        <text:soft-page-break/>
        <table:table-row table:style-name="Table3.1">
          <table:table-cell table:style-name="Table3.A1" office:value-type="string">
            <text:p text:style-name="P3"><text:span text:style-name="T3">Size</text:span></text:p>
          </table:table-cell>
          <table:table-cell table:style-name="Table3.A1" office:value-type="string">
            <text:h text:style-name="P17" text:outline-level="2"><text:span text:style-name="T3">Modifier</text:span></text:h>
          </table:table-cell>
          <table:table-cell table:style-name="Table3.A1" office:value-type="string">
            <text:h text:style-name="P18" text:outline-level="2"><text:span text:style-name="T3">Size</text:span></text:h>
          </table:table-cell>
          <table:table-cell table:style-name="Table3.A1" office:value-type="string">
            <text:h text:style-name="P13" text:outline-level="3"><text:span text:style-name="T3">Modifier</text:span></text:h>
          </table:table-cell>
        </table:table-row>
        <table:table-row table:style-name="Table3.1">
          <table:table-cell table:style-name="Table3.A2" office:value-type="string">
            <text:p text:style-name="P2"><text:span text:style-name="T8">Fine</text:span></text:p>
          </table:table-cell>
          <table:table-cell table:style-name="Table3.A2" office:value-type="string">
            <text:p text:style-name="P6"><text:span text:style-name="T8">+16</text:span></text:p>
          </table:table-cell>
          <table:table-cell table:style-name="Table3.A2" office:value-type="string">
            <text:p text:style-name="P2"><text:span text:style-name="T8">Large</text:span></text:p>
          </table:table-cell>
          <table:table-cell table:style-name="Table3.A2" office:value-type="string">
            <text:p text:style-name="P6"><text:span text:style-name="T8">–4</text:span></text:p>
          </table:table-cell>
        </table:table-row>
        <table:table-row table:style-name="Table3.1">
          <table:table-cell table:style-name="Table3.A2" office:value-type="string">
            <text:p text:style-name="P1"><text:span text:style-name="T8">Diminutive</text:span></text:p>
          </table:table-cell>
          <table:table-cell table:style-name="Table3.A2" office:value-type="string">
            <text:p text:style-name="P5"><text:span text:style-name="T8">+12</text:span></text:p>
          </table:table-cell>
          <table:table-cell table:style-name="Table3.A2" office:value-type="string">
            <text:p text:style-name="P1"><text:span text:style-name="T8">Huge</text:span></text:p>
          </table:table-cell>
          <table:table-cell table:style-name="Table3.A2" office:value-type="string">
            <text:p text:style-name="P5"><text:span text:style-name="T8">–8</text:span></text:p>
          </table:table-cell>
        </table:table-row>
        <table:table-row table:style-name="Table3.1">
          <table:table-cell table:style-name="Table3.A2" office:value-type="string">
            <text:p text:style-name="P1"><text:span text:style-name="T8">Tiny</text:span></text:p>
          </table:table-cell>
          <table:table-cell table:style-name="Table3.A2" office:value-type="string">
            <text:p text:style-name="P5"><text:span text:style-name="T8">+8</text:span></text:p>
          </table:table-cell>
          <table:table-cell table:style-name="Table3.A2" office:value-type="string">
            <text:p text:style-name="P1"><text:span text:style-name="T8">Gargantuan</text:span></text:p>
          </table:table-cell>
          <table:table-cell table:style-name="Table3.A2" office:value-type="string">
            <text:p text:style-name="P5"><text:span text:style-name="T8">–12</text:span></text:p>
          </table:table-cell>
        </table:table-row>
        <table:table-row table:style-name="Table3.1">
          <table:table-cell table:style-name="Table3.A2" office:value-type="string">
            <text:p text:style-name="P1"><text:span text:style-name="T8">Small</text:span></text:p>
          </table:table-cell>
          <table:table-cell table:style-name="Table3.A2" office:value-type="string">
            <text:p text:style-name="P5"><text:span text:style-name="T8">+4</text:span></text:p>
          </table:table-cell>
          <table:table-cell table:style-name="Table3.A2" office:value-type="string">
            <text:p text:style-name="P1"><text:span text:style-name="T8">Colossal</text:span></text:p>
          </table:table-cell>
          <table:table-cell table:style-name="Table3.A2" office:value-type="string">
            <text:p text:style-name="P5"><text:span text:style-name="T8">–16</text:span></text:p>
          </table:table-cell>
        </table:table-row>
        <table:table-row table:style-name="Table3.1">
          <table:table-cell table:style-name="Table3.A6" office:value-type="string">
            <text:p text:style-name="P2"><text:span text:style-name="T8">Medium-size</text:span></text:p>
          </table:table-cell>
          <table:table-cell table:style-name="Table3.A6" office:value-type="string">
            <text:p text:style-name="P6"><text:span text:style-name="T8">+0</text:span></text:p>
          </table:table-cell>
          <table:table-cell table:style-name="Table3.A6" office:value-type="string">
            <text:p text:style-name="P8"/>
          </table:table-cell>
          <table:table-cell table:style-name="Table3.A6" office:value-type="string">
            <text:p text:style-name="P9"/>
          </table:table-cell>
        </table:table-row>
      </table:table>
      <text:p text:style-name="P7"/>
      <text:p text:style-name="P1"><text:span text:style-name="T7">If people are observing the character, even casually, he or she can’t hide. The character can run around a corner so that he or she is out of sight and then hide, but the others then know at least where the character went.</text:span></text:p>
      <text:p text:style-name="P1"><text:span text:style-name="T7">Cover and concealment grant circumstance bonuses to Hide checks, as shown below. Note that a character can’t hide if he or she has less than one-half cover or concealment.</text:span></text:p>
      <table:table table:name="Table4" table:style-name="Table4">
        <table:table-column table:style-name="Table4.A"/>
        <table:table-column table:style-name="Table4.B"/>
        <table:table-row table:style-name="Table4.1">
          <table:table-cell table:style-name="Table4.A1" office:value-type="string">
            <text:p text:style-name="P2"><text:span text:style-name="T9">Cover or Concealment</text:span></text:p>
          </table:table-cell>
          <table:table-cell table:style-name="Table4.A1" office:value-type="string">
            <text:p text:style-name="P6"><text:span text:style-name="T9">Circumstance Bonus</text:span></text:p>
          </table:table-cell>
        </table:table-row>
        <table:table-row table:style-name="Table4.1">
          <table:table-cell table:style-name="Table4.A1" office:value-type="string">
            <text:p text:style-name="P2"><text:span text:style-name="T8">Three-quarters</text:span></text:p>
          </table:table-cell>
          <table:table-cell table:style-name="Table4.A1" office:value-type="string">
            <text:p text:style-name="P6"><text:span text:style-name="T8">+5</text:span></text:p>
          </table:table-cell>
        </table:table-row>
        <table:table-row table:style-name="Table4.1">
          <table:table-cell table:style-name="Table4.A1" office:value-type="string">
            <text:p text:style-name="P2"><text:span text:style-name="T8">Nine-tenths</text:span></text:p>
          </table:table-cell>
          <table:table-cell table:style-name="Table4.A1" office:value-type="string">
            <text:p text:style-name="P6"><text:span text:style-name="T8">+10</text:span></text:p>
          </table:table-cell>
        </table:table-row>
      </table:table>
      <text:p text:style-name="P7"/>
      <text:p text:style-name="P1"><text:span text:style-name="Core_20_Body_20_Italic"><text:span text:style-name="T6">Creating a Diversion to Hide:</text:span></text:span><text:span text:style-name="T6"> </text:span><text:span text:style-name="T7">A character can use the Bluff skill to help him or her hide. A successful Bluff check can give the character the momentary diversion needed to attempt a Hide check while people are aware of the character. While the others turn their attention from the character, he or she can make a Hide check if the character can get to a hiding place of some kind. (As a general guideline, the hiding place has to be within 1 foot for every rank the character has in Hide.) This check, however, is at a –10 penalty because the character has to move fast.</text:span></text:p>
      <text:p text:style-name="P1"><text:span text:style-name="Core_20_Body_20_Italic"><text:span text:style-name="T6">Tailing:</text:span></text:span><text:span text:style-name="T7"> A character can use Hide to tail a person in public. Using the skill in this manner assumes that there are other random people about, among whom the character can mingle to remain unnoticed. If the subject is worried about being followed, he or she can make a Spot check (opposed by the character’s Hide check) every time he or she changes course (goes around a street corner, exits a building, and so on). If he or she is unsuspecting, he or she generally gets only a Spot check after an hour of tailing.</text:span></text:p>
      <text:p text:style-name="P1"><text:span text:style-name="T6">Special:</text:span><text:span text:style-name="T7"> A character can take 10 when making a Hide check, but can’t take 20.</text:span></text:p>
      <text:p text:style-name="P1"><text:span text:style-name="T7">A character with the Stealthy feat gets a +2 bonus on all Hide checks.</text:span></text:p>
      <text:p text:style-name="P1"><text:span text:style-name="T6">Time:</text:span><text:span text:style-name="T7"> A Hide check is an attack action.</text:span></text:p>
      <text:p text:style-name="P7"/>
      <text:p text:style-name="P1"><text:span text:style-name="T5">Intimidate (Cha)</text:span></text:p>
      <text:p text:style-name="P1"><text:span text:style-name="T6">Check:</text:span><text:span text:style-name="T7"> With a successful check, a character can forcibly persuade another character to perform some task or behave in a certain way. A character’s Intimidate check is op­posed by the target’s level check (1d20 + the target’s character level or Hit Dice). Any modifiers that a target may have on Will saving throws against fear effects apply to this level check. If the character succeeds, he or she may treat the target as friendly for 10 minutes, but only for purposes of actions taken while in the character’s presence. (That is, the target retains his or her normal attitude, but will chat, advise, offer limited help, or advocate on the character’s behalf while intimidated.)</text:span></text:p>
      <text:p text:style-name="P1"><text:span text:style-name="T7">Circumstances dramatically affect the effectiveness of an Intimidate check. </text:span></text:p>
      <text:p text:style-name="P1"><text:span text:style-name="T7">There are limits to what a successful Intimidate check can do. </text:span></text:p>
      <text:p text:style-name="P1"><text:span text:style-name="T7">The character can’t force someone to obey his or her every command or do something that endangers that person’s life.</text:span></text:p>
      <text:p text:style-name="P1"><text:span text:style-name="T7">If the character fails by more than 5, the target may actually do the opposite of what the character wishes.</text:span></text:p>
      <text:p text:style-name="P1"><text:span text:style-name="T6">Try Again?:</text:span><text:span text:style-name="T7"> No. Even if the initial check succeeds, the other character can only be intimidated so much, and trying again doesn’t help. If the initial check fails, the other character has become more firmly resolved to resist the intimidator, and trying again is futile.</text:span></text:p>
      <text:p text:style-name="P1"><text:soft-page-break/><text:span text:style-name="T6">Special:</text:span><text:span text:style-name="T7"> A character can take 10 when making an Intimidate check, but can’t take 20.</text:span></text:p>
      <text:p text:style-name="P1"><text:span text:style-name="T7">A character immune to fear effects can’t be intimidated.</text:span></text:p>
      <text:p text:style-name="P1"><text:span text:style-name="T7">A character may add a +2 bonus to his or her Intimidate check for every size category the character is larger than his or her target. Conversely, the character takes a –2 penalty to his or her check for every size category the character is smaller than his or her target.</text:span></text:p>
      <text:p text:style-name="P1"><text:span text:style-name="T7">A character with the Confident feat gets a +2 bonus on all Intimidate checks and on level checks to resist intimidation.</text:span></text:p>
      <text:p text:style-name="P1"><text:span text:style-name="T6">Time:</text:span><text:span text:style-name="T7"> An Intimidate check is a full-round action.</text:span></text:p>
      <text:p text:style-name="P7"/>
      <text:p text:style-name="P1"><text:span text:style-name="T5">Investigate (Int) </text:span><text:span text:style-name="Core_20_Body_20_Italic"><text:span text:style-name="T11">Trained Only</text:span></text:span></text:p>
      <text:p text:style-name="P1"><text:span text:style-name="T6">Check:</text:span><text:span text:style-name="T7"> A character generally uses Search to discover clues and Investigate to analyze them. If the character has access to a crime lab, the character uses the Investigate skill to collect and prepare samples for the lab. The result of the Investigate check provides bonuses or penalties to the lab workers.</text:span></text:p>
      <text:p text:style-name="P1"><text:span text:style-name="Core_20_Body_20_Italic"><text:span text:style-name="T6">Analyze Clue:</text:span></text:span><text:span text:style-name="T7"> The character can make an Investigate check to apply forensics knowledge to a clue. <text:s/>This function of the Investigate skill does not give the character clues where none existed before. It simply allows the character to extract extra information from a clue he or she has found.</text:span></text:p>
      <text:p text:style-name="P1"><text:span text:style-name="T7">The base DC to analyze a clue is 15. It is modified by the time that has elapsed since the clue was left, and whether or not the scene was disturbed.</text:span></text:p>
      <table:table table:name="Table5" table:style-name="Table5">
        <table:table-column table:style-name="Table5.A"/>
        <table:table-column table:style-name="Table5.B"/>
        <table:table-row table:style-name="Table5.1">
          <table:table-cell table:style-name="Table5.A1" office:value-type="string">
            <text:h text:style-name="P16" text:outline-level="2"><text:span text:style-name="T3">Circumstances</text:span></text:h>
          </table:table-cell>
          <table:table-cell table:style-name="Table5.A1" office:value-type="string">
            <text:h text:style-name="P19" text:outline-level="2"><text:span text:style-name="T3">DC Modifier</text:span></text:h>
          </table:table-cell>
        </table:table-row>
        <table:table-row table:style-name="Table5.1">
          <table:table-cell table:style-name="Table5.A2" office:value-type="string">
            <text:p text:style-name="P2"><text:span text:style-name="T8">Every day since event (max modifier +10)</text:span></text:p>
          </table:table-cell>
          <table:table-cell table:style-name="Table5.A2" office:value-type="string">
            <text:p text:style-name="P6"><text:span text:style-name="T8">+2</text:span></text:p>
          </table:table-cell>
        </table:table-row>
        <table:table-row table:style-name="Table5.1">
          <table:table-cell table:style-name="Table5.A2" office:value-type="string">
            <text:p text:style-name="P1"><text:span text:style-name="T8">Scene is outdoors</text:span></text:p>
          </table:table-cell>
          <table:table-cell table:style-name="Table5.A2" office:value-type="string">
            <text:p text:style-name="P5"><text:span text:style-name="T8">+5</text:span></text:p>
          </table:table-cell>
        </table:table-row>
        <table:table-row table:style-name="Table5.1">
          <table:table-cell table:style-name="Table5.A2" office:value-type="string">
            <text:p text:style-name="P1"><text:span text:style-name="T8">Scene slightly disturbed</text:span></text:p>
          </table:table-cell>
          <table:table-cell table:style-name="Table5.A2" office:value-type="string">
            <text:p text:style-name="P5"><text:span text:style-name="T8">+2</text:span></text:p>
          </table:table-cell>
        </table:table-row>
        <table:table-row table:style-name="Table5.1">
          <table:table-cell table:style-name="Table5.A2" office:value-type="string">
            <text:p text:style-name="P1"><text:span text:style-name="T8">Scene moderately disturbed</text:span></text:p>
          </table:table-cell>
          <table:table-cell table:style-name="Table5.A2" office:value-type="string">
            <text:p text:style-name="P5"><text:span text:style-name="T8">+4</text:span></text:p>
          </table:table-cell>
        </table:table-row>
        <table:table-row table:style-name="Table5.1">
          <table:table-cell table:style-name="Table5.A6" office:value-type="string">
            <text:p text:style-name="P2"><text:span text:style-name="T8">Scene extremely disturbed</text:span></text:p>
          </table:table-cell>
          <table:table-cell table:style-name="Table5.A6" office:value-type="string">
            <text:p text:style-name="P6"><text:span text:style-name="T8">+6</text:span></text:p>
          </table:table-cell>
        </table:table-row>
      </table:table>
      <text:p text:style-name="P7"/>
      <text:p text:style-name="P1"><text:span text:style-name="Core_20_Body_20_Italic"><text:span text:style-name="T6">Collect Evidence:</text:span></text:span><text:span text:style-name="T6"> </text:span><text:span text:style-name="T7">The character can collect and prepare evidentiary material for a lab. This use of the Investigate skill requires an evidence kit.</text:span></text:p>
      <text:p text:style-name="P1"><text:span text:style-name="T7">To collect a piece of evidence, make an Investigate check (DC 15). If the character succeeds, the evidence is usable by a crime lab. If the character fails, a crime lab analysis can be done, but the lab takes a –5 penalty on any necessary check. If the character fails by 5 or more, the lab analysis simply cannot be done. On the other hand, if the character succeeds by 10 or more, the lab gains a +2 circumstance bonus on its checks to analyze the material.</text:span></text:p>
      <text:p text:style-name="P1"><text:span text:style-name="T7">This function of the Investigate skill does not provide the character with evidentiary items. It simply allows the character to collect items he or she has found in a manner that best aids in their analysis later, at a crime lab.</text:span></text:p>
      <text:p text:style-name="P1"><text:span text:style-name="T6">Try Again?:</text:span><text:span text:style-name="T7"> Generally, analyzing a clue again doesn’t add new insight unless another clue is introduced. Evidence collected cannot be recollected, unless there is more of it to take.</text:span></text:p>
      <text:p text:style-name="P1"><text:soft-page-break/><text:span text:style-name="T6">Special:</text:span><text:span text:style-name="T7"> A character can take 10 when making an Investigate check, but cannot take 20.</text:span></text:p>
      <text:p text:style-name="P1"><text:span text:style-name="T7">Collecting evidence requires an evidence kit. If the character does not have the appropriate kit, the character takes a –4 penalty on his or her check.</text:span></text:p>
      <text:p text:style-name="P1"><text:span text:style-name="T7">A character with the Attentive feat and at least 1 rank in this skill gets a +2 bonus on all Investigate checks.</text:span></text:p>
      <text:p text:style-name="P1"><text:span text:style-name="T6">Time:</text:span><text:span text:style-name="T7"> Analyzing a clue is a full-round action. Collecting evidence generally takes 1d4 minutes per object.</text:span></text:p>
      <text:p text:style-name="P7"/>
      <text:p text:style-name="P1"><text:span text:style-name="T5">Jump (Str) </text:span><text:span text:style-name="Core_20_Body_20_Italic"><text:span text:style-name="T7">Armor Penalty</text:span></text:span></text:p>
      <text:p text:style-name="P1"><text:span text:style-name="T6">Check:</text:span><text:span text:style-name="T7"> The DC and the distance the character can cover vary according to the type of jump the character is attempting.</text:span></text:p>
      <text:p text:style-name="P1"><text:span text:style-name="T7">The character’s Jump check is modified by his or her speed. The DCs specified below assume a speed of 30 feet (the speed of a typical human). If the character’s speed is less than 30 feet, he or she takes a penalty of –6 for every 10 feet of speed less than 30. If the character’s speed is greater than 30 feet, he or she gains a bonus of +4 for every 10 feet over 30. </text:span></text:p>
      <text:p text:style-name="P1"><text:span text:style-name="T7">If the character has ranks in the Jump skill and succeeds on a check, the character lands on his or her feet (when appropriate) and can move as far as the character’s remaining movement allows. If the character attempts a Jump check untrained, the character lands prone unless he or she beats the DC by 5 or more. Standing from a prone position is a move action. </text:span></text:p>
      <text:p text:style-name="P1"><text:span text:style-name="T7">Distance moved by jumping is counted against maximum movement in a round. A character can start a jump at the end of one turn and complete the jump at the beginning of your next turn.</text:span></text:p>
      <text:p text:style-name="P1"><text:span text:style-name="Core_20_Body_20_Italic"><text:span text:style-name="T6">Long Jump:</text:span></text:span><text:span text:style-name="T6"> </text:span><text:span text:style-name="T7">This is a horizontal jump, made across a gap such as a chasm or stream. At the midpoint of the jump, the character attains a vertical height equal to one-quarter the horizontal distance. The DC for the jump is equal to the distance jumped (in feet). <text:s/>The DCs for long jumps of 5 to 30 feet are given in the table below. A character cannot jump a distance greater than his or her normal speed.</text:span></text:p>
      <text:p text:style-name="P1"><text:span text:style-name="T7">All Jump DCs covered here assume that the character can move at least 20 feet in a straight line before attempting the jump. If this is not the case, the DC for the jump is doubled.</text:span></text:p>
      <table:table table:name="Table6" table:style-name="Table6">
        <table:table-column table:style-name="Table6.A"/>
        <table:table-column table:style-name="Table6.B"/>
        <table:table-column table:style-name="Table6.A"/>
        <table:table-column table:style-name="Table6.D"/>
        <table:table-row table:style-name="Table6.1">
          <table:table-cell table:style-name="Table6.A1" office:value-type="string">
            <text:p text:style-name="P2"><text:span text:style-name="T2">Long Jump Distance</text:span></text:p>
          </table:table-cell>
          <table:table-cell table:style-name="Table6.A1" office:value-type="string">
            <text:p text:style-name="P6"><text:span text:style-name="T2">DC</text:span><text:span text:style-name="superscript_20__23__20_in_20_tables"><text:span text:style-name="T12">1</text:span></text:span></text:p>
          </table:table-cell>
          <table:table-cell table:style-name="Table6.A1" office:value-type="string">
            <text:p text:style-name="P2"><text:span text:style-name="T2">Long Jump Distance</text:span></text:p>
          </table:table-cell>
          <table:table-cell table:style-name="Table6.A1" office:value-type="string">
            <text:p text:style-name="P6"><text:span text:style-name="T2">DC</text:span><text:span text:style-name="superscript_20__23__20_in_20_tables"><text:span text:style-name="T12">1</text:span></text:span></text:p>
          </table:table-cell>
        </table:table-row>
        <table:table-row table:style-name="Table6.1">
          <table:table-cell table:style-name="Table6.A2" office:value-type="string">
            <text:p text:style-name="P2"><text:span text:style-name="T8">5 feet</text:span></text:p>
          </table:table-cell>
          <table:table-cell table:style-name="Table6.A2" office:value-type="string">
            <text:p text:style-name="P6"><text:span text:style-name="T8">5</text:span></text:p>
          </table:table-cell>
          <table:table-cell table:style-name="Table6.A2" office:value-type="string">
            <text:p text:style-name="P2"><text:span text:style-name="T8">20 feet</text:span></text:p>
          </table:table-cell>
          <table:table-cell table:style-name="Table6.A2" office:value-type="string">
            <text:p text:style-name="P6"><text:span text:style-name="T8">20</text:span></text:p>
          </table:table-cell>
        </table:table-row>
        <table:table-row table:style-name="Table6.1">
          <table:table-cell table:style-name="Table6.A2" office:value-type="string">
            <text:p text:style-name="P1"><text:span text:style-name="T8">10 feet</text:span></text:p>
          </table:table-cell>
          <table:table-cell table:style-name="Table6.A2" office:value-type="string">
            <text:p text:style-name="P5"><text:span text:style-name="T8">10</text:span></text:p>
          </table:table-cell>
          <table:table-cell table:style-name="Table6.A2" office:value-type="string">
            <text:p text:style-name="P1"><text:span text:style-name="T8">25 feet</text:span></text:p>
          </table:table-cell>
          <table:table-cell table:style-name="Table6.A2" office:value-type="string">
            <text:p text:style-name="P5"><text:span text:style-name="T8">25</text:span></text:p>
          </table:table-cell>
        </table:table-row>
        <table:table-row table:style-name="Table6.1">
          <table:table-cell table:style-name="Table6.A2" office:value-type="string">
            <text:p text:style-name="P1"><text:span text:style-name="T8">15 feet</text:span></text:p>
          </table:table-cell>
          <table:table-cell table:style-name="Table6.A2" office:value-type="string">
            <text:p text:style-name="P5"><text:span text:style-name="T8">15</text:span></text:p>
          </table:table-cell>
          <table:table-cell table:style-name="Table6.A2" office:value-type="string">
            <text:p text:style-name="P1"><text:span text:style-name="T8">30 feet</text:span></text:p>
          </table:table-cell>
          <table:table-cell table:style-name="Table6.A2" office:value-type="string">
            <text:p text:style-name="P5"><text:span text:style-name="T8">30</text:span></text:p>
          </table:table-cell>
        </table:table-row>
        <table:table-row table:style-name="Table6.5">
          <table:table-cell table:style-name="Table6.A5" table:number-columns-spanned="4" office:value-type="string">
            <text:p text:style-name="P4"><text:span text:style-name="New_20_Style_20_Sheet"><text:span text:style-name="T7">1 Requires a 20-foot move. Without a 20-foot move, double the DC.</text:span></text:span></text:p>
          </table:table-cell>
          <table:covered-table-cell/>
          <table:covered-table-cell/>
          <table:covered-table-cell/>
        </table:table-row>
      </table:table>
      <text:p text:style-name="P1"><text:span text:style-name="T7">If the character fails the check by less than 5, he or she doesn’t clear the distance, but can make a Reflex save (DC 15) to grab the far edge of the gap. The character ends his or her movement grasping the far edge. If that leaves the character dangling over a chasm or gap, getting up requires a move action and a Climb check (DC 15).</text:span></text:p>
      <text:p text:style-name="P1"><text:span text:style-name="Core_20_Body_20_Italic"><text:span text:style-name="T6">High Jump:</text:span></text:span><text:span text:style-name="T6"> </text:span><text:span text:style-name="T7">This is a vertical leap, made to jump up to grasp something overhead, such as a tree limb or ledge. The DC for the jump is the height x4 (in feet). <text:s/>The DCs for high jumps of 1 to 8 feet are given in the table below.</text:span></text:p>
      <text:p text:style-name="P1"><text:span text:style-name="T7">All Jump DCs covered here assume that the character can move at least 20 feet in a straight line before attempting the jump. If this is not the case, the DC for the jump is doubled.</text:span></text:p>
      <table:table table:name="Table7" table:style-name="Table7">
        <table:table-column table:style-name="Table7.A"/>
        <table:table-column table:style-name="Table7.B"/>
        <table:table-column table:style-name="Table7.A"/>
        <table:table-column table:style-name="Table7.D"/>
        <text:soft-page-break/>
        <table:table-row table:style-name="Table7.1">
          <table:table-cell table:style-name="Table7.A1" office:value-type="string">
            <text:p text:style-name="P2"><text:span text:style-name="T2">High Jump Distance</text:span></text:p>
          </table:table-cell>
          <table:table-cell table:style-name="Table7.A1" office:value-type="string">
            <text:p text:style-name="P6"><text:span text:style-name="T2">DC</text:span><text:span text:style-name="superscript_20__23__20_in_20_tables"><text:span text:style-name="T12">1</text:span></text:span></text:p>
          </table:table-cell>
          <table:table-cell table:style-name="Table7.A1" office:value-type="string">
            <text:p text:style-name="P2"><text:span text:style-name="T2">High Jump Distance</text:span></text:p>
          </table:table-cell>
          <table:table-cell table:style-name="Table7.A1" office:value-type="string">
            <text:p text:style-name="P6"><text:span text:style-name="T2">DC</text:span><text:span text:style-name="superscript_20__23__20_in_20_tables"><text:span text:style-name="T12">1</text:span></text:span></text:p>
          </table:table-cell>
        </table:table-row>
        <table:table-row table:style-name="Table7.1">
          <table:table-cell table:style-name="Table7.A2" office:value-type="string">
            <text:p text:style-name="P2"><text:span text:style-name="T8">1 foot</text:span></text:p>
          </table:table-cell>
          <table:table-cell table:style-name="Table7.A2" office:value-type="string">
            <text:p text:style-name="P6"><text:span text:style-name="T8">4</text:span></text:p>
          </table:table-cell>
          <table:table-cell table:style-name="Table7.A2" office:value-type="string">
            <text:p text:style-name="P2"><text:span text:style-name="T8">5 feet</text:span></text:p>
          </table:table-cell>
          <table:table-cell table:style-name="Table7.A2" office:value-type="string">
            <text:p text:style-name="P6"><text:span text:style-name="T8">20</text:span></text:p>
          </table:table-cell>
        </table:table-row>
        <table:table-row table:style-name="Table7.1">
          <table:table-cell table:style-name="Table7.A2" office:value-type="string">
            <text:p text:style-name="P1"><text:span text:style-name="T8">2 feet</text:span></text:p>
          </table:table-cell>
          <table:table-cell table:style-name="Table7.A2" office:value-type="string">
            <text:p text:style-name="P5"><text:span text:style-name="T8">8</text:span></text:p>
          </table:table-cell>
          <table:table-cell table:style-name="Table7.A2" office:value-type="string">
            <text:p text:style-name="P1"><text:span text:style-name="T8">6 feet</text:span></text:p>
          </table:table-cell>
          <table:table-cell table:style-name="Table7.A2" office:value-type="string">
            <text:p text:style-name="P5"><text:span text:style-name="T8">24</text:span></text:p>
          </table:table-cell>
        </table:table-row>
        <table:table-row table:style-name="Table7.1">
          <table:table-cell table:style-name="Table7.A2" office:value-type="string">
            <text:p text:style-name="P20"><text:span text:style-name="T3">3 feet</text:span></text:p>
          </table:table-cell>
          <table:table-cell table:style-name="Table7.A2" office:value-type="string">
            <text:p text:style-name="P5"><text:span text:style-name="T3">12</text:span></text:p>
          </table:table-cell>
          <table:table-cell table:style-name="Table7.A2" office:value-type="string">
            <text:p text:style-name="P1"><text:span text:style-name="T3">7 feet</text:span></text:p>
          </table:table-cell>
          <table:table-cell table:style-name="Table7.A2" office:value-type="string">
            <text:p text:style-name="P5"><text:span text:style-name="T3">28</text:span></text:p>
          </table:table-cell>
        </table:table-row>
        <table:table-row table:style-name="Table7.1">
          <table:table-cell table:style-name="Table7.A2" office:value-type="string">
            <text:p text:style-name="P1"><text:span text:style-name="T8">4 feet</text:span></text:p>
          </table:table-cell>
          <table:table-cell table:style-name="Table7.A2" office:value-type="string">
            <text:p text:style-name="P5"><text:span text:style-name="T8">16</text:span></text:p>
          </table:table-cell>
          <table:table-cell table:style-name="Table7.A2" office:value-type="string">
            <text:p text:style-name="P1"><text:span text:style-name="T8">8 feet</text:span></text:p>
          </table:table-cell>
          <table:table-cell table:style-name="Table7.A2" office:value-type="string">
            <text:p text:style-name="P5"><text:span text:style-name="T8">32</text:span></text:p>
          </table:table-cell>
        </table:table-row>
        <table:table-row table:style-name="Table7.6">
          <table:table-cell table:style-name="Table7.A6" table:number-columns-spanned="4" office:value-type="string">
            <text:p text:style-name="P4"><text:span text:style-name="New_20_Style_20_Sheet"><text:span text:style-name="T7">1 Requires a 20-foot move. Without a running start, double the DC.</text:span></text:span></text:p>
          </table:table-cell>
          <table:covered-table-cell/>
          <table:covered-table-cell/>
          <table:covered-table-cell/>
        </table:table-row>
      </table:table>
      <text:p text:style-name="P1"><text:span text:style-name="T7">If the character succeeds on the check, he or she can reach the height. The character grasps the object he or she was trying to reach. If the character wishes to pull him or herself up, the character can do so with a move action and a Climb check (DC 15). If the character fails the Jump check, he or she does not reach the height, and lands on his or her feet in the same square from which the character jumped.</text:span></text:p>
      <text:p text:style-name="P1"><text:span text:style-name="T7">The difficulty of reaching a given height varies according to the size of the character or creature. Generally, the maximum height a creature can reach without jumping is given in the table below. (As a Medium-size creature, a typical human can reach 8 feet without jumping.) If the creature is long instead of tall, treat it as one size cat</text:span><text:span text:style-name="back_20_to_20_reg_20_body_20_copy"><text:span text:style-name="T7">egory smaller.</text:span></text:span></text:p>
      <table:table table:name="Table8" table:style-name="Table8">
        <table:table-column table:style-name="Table8.A"/>
        <table:table-column table:style-name="Table8.B"/>
        <table:table-row table:style-name="Table8.1">
          <table:table-cell table:style-name="Table8.A1" office:value-type="string">
            <text:h text:style-name="P16" text:outline-level="2"><text:span text:style-name="T3">Creature Size</text:span></text:h>
          </table:table-cell>
          <table:table-cell table:style-name="Table8.A1" office:value-type="string">
            <text:h text:style-name="P16" text:outline-level="2"><text:span text:style-name="T3">Maximum Height</text:span></text:h>
          </table:table-cell>
        </table:table-row>
        <table:table-row table:style-name="Table8.1">
          <table:table-cell table:style-name="Table8.A2" office:value-type="string">
            <text:p text:style-name="P2"><text:span text:style-name="T8">Colossal</text:span></text:p>
          </table:table-cell>
          <table:table-cell table:style-name="Table8.A2" office:value-type="string">
            <text:p text:style-name="P2"><text:span text:style-name="T8">128 ft.</text:span></text:p>
          </table:table-cell>
        </table:table-row>
        <table:table-row table:style-name="Table8.1">
          <table:table-cell table:style-name="Table8.A2" office:value-type="string">
            <text:p text:style-name="P1"><text:span text:style-name="T8">Gargantuan</text:span></text:p>
          </table:table-cell>
          <table:table-cell table:style-name="Table8.A2" office:value-type="string">
            <text:p text:style-name="P1"><text:span text:style-name="T8">64 ft.</text:span></text:p>
          </table:table-cell>
        </table:table-row>
        <table:table-row table:style-name="Table8.1">
          <table:table-cell table:style-name="Table8.A2" office:value-type="string">
            <text:p text:style-name="P1"><text:span text:style-name="T8">Huge</text:span></text:p>
          </table:table-cell>
          <table:table-cell table:style-name="Table8.A2" office:value-type="string">
            <text:p text:style-name="P1"><text:span text:style-name="T8">32 ft.</text:span></text:p>
          </table:table-cell>
        </table:table-row>
        <table:table-row table:style-name="Table8.1">
          <table:table-cell table:style-name="Table8.A2" office:value-type="string">
            <text:p text:style-name="P1"><text:span text:style-name="T8">Large</text:span></text:p>
          </table:table-cell>
          <table:table-cell table:style-name="Table8.A2" office:value-type="string">
            <text:p text:style-name="P1"><text:span text:style-name="T8">16 ft.</text:span></text:p>
          </table:table-cell>
        </table:table-row>
        <table:table-row table:style-name="Table8.1">
          <table:table-cell table:style-name="Table8.A2" office:value-type="string">
            <text:p text:style-name="P1"><text:span text:style-name="T8">Medium-size</text:span></text:p>
          </table:table-cell>
          <table:table-cell table:style-name="Table8.A2" office:value-type="string">
            <text:p text:style-name="P1"><text:span text:style-name="T8">8 ft.</text:span></text:p>
          </table:table-cell>
        </table:table-row>
        <table:table-row table:style-name="Table8.1">
          <table:table-cell table:style-name="Table8.A2" office:value-type="string">
            <text:p text:style-name="P1"><text:span text:style-name="T8">Small</text:span></text:p>
          </table:table-cell>
          <table:table-cell table:style-name="Table8.A2" office:value-type="string">
            <text:p text:style-name="P1"><text:span text:style-name="T8">4 ft.</text:span></text:p>
          </table:table-cell>
        </table:table-row>
        <table:table-row table:style-name="Table8.1">
          <table:table-cell table:style-name="Table8.A2" office:value-type="string">
            <text:p text:style-name="P1"><text:span text:style-name="T8">Tiny</text:span></text:p>
          </table:table-cell>
          <table:table-cell table:style-name="Table8.A2" office:value-type="string">
            <text:p text:style-name="P1"><text:span text:style-name="T8">2 ft.</text:span></text:p>
          </table:table-cell>
        </table:table-row>
        <table:table-row table:style-name="Table8.1">
          <table:table-cell table:style-name="Table8.A2" office:value-type="string">
            <text:p text:style-name="P1"><text:span text:style-name="T8">Diminutive</text:span></text:p>
          </table:table-cell>
          <table:table-cell table:style-name="Table8.A2" office:value-type="string">
            <text:p text:style-name="P1"><text:span text:style-name="T8">1 ft.</text:span></text:p>
          </table:table-cell>
        </table:table-row>
        <table:table-row table:style-name="Table8.1">
          <table:table-cell table:style-name="Table8.A10" office:value-type="string">
            <text:p text:style-name="P2"><text:span text:style-name="T8">Fine</text:span></text:p>
          </table:table-cell>
          <table:table-cell table:style-name="Table8.A10" office:value-type="string">
            <text:p text:style-name="P2"><text:span text:style-name="T8">0.5 ft.</text:span></text:p>
          </table:table-cell>
        </table:table-row>
      </table:table>
      <text:p text:style-name="P1"><text:span text:style-name="Core_20_Body_20_Italic"><text:span text:style-name="T6">Hop Up:</text:span></text:span><text:span text:style-name="T7"> The character can jump up onto an object as tall as his or her waist with a Jump check (DC 10). Doing so counts as 10 feet of movement. The character does not need to get a running start to hop up (the DC is not doubled if you do not get a running start).</text:span></text:p>
      <text:p text:style-name="P1"><text:span text:style-name="Core_20_Body_20_Italic"><text:span text:style-name="T6">Jumping Down:</text:span></text:span><text:span text:style-name="T6"> </text:span><text:span text:style-name="T7">If the character intentionally jumps from a height, he or she takes less damage than if the character just falls. The DC to jump down from a height is 15. The character does not have to get a running start to jump down (the DC is not doubled if the character does not get a running start).</text:span></text:p>
      <text:p text:style-name="P1"><text:span text:style-name="T7">If the character succeeds on the check, he or she takes falling damage as if the character had dropped 10 fewer feet than he or she actually did.</text:span></text:p>
      <text:p text:style-name="P1"><text:span text:style-name="T6">Special:</text:span><text:span text:style-name="T7"> Effects that increase a character’s speed also increase the character’s jumping distance, since the check is modified by the character’s speed.</text:span></text:p>
      <text:p text:style-name="P1"><text:span text:style-name="T7">A character can take 10 when making a Jump check. If there is no danger associated with failing, the character can take 20. </text:span></text:p>
      <text:p text:style-name="P1"><text:span text:style-name="T7">A character with the Acrobatic feat gets a +2 bonus on all Jump checks. A character with the Run feat gains a +2 competence bonus on Jump checks preceded by a 20-foot move.</text:span></text:p>
      <text:p text:style-name="P1"><text:span text:style-name="T7">Tumble can provide a +2 synergy bonus on Jump checks (see Skill Synergy).</text:span></text:p>
      <text:p text:style-name="P1"><text:span text:style-name="T6">Time:</text:span><text:span text:style-name="T7"> Using the Jump skill is either a move action or a full-round action, depending on whether the character starts and completes the jump during a single move action or a full-round action.</text:span></text:p>
      <text:p text:style-name="P7"><text:soft-page-break/></text:p>
      <text:p text:style-name="P1"><text:span text:style-name="T5">Knowledge (Int) </text:span><text:span text:style-name="Core_20_Body_20_Italic"><text:span text:style-name="T11">Trained Only</text:span></text:span></text:p>
      <text:p text:style-name="P1"><text:span text:style-name="T7">This skill encompasses several categories, each of them treated as a separate skill. These categories are identified and defined below.</text:span></text:p>
      <text:p text:style-name="P1"><text:span text:style-name="T7">The number of Knowledge categories is kept purposely finite. When trying to determine what Knowledge skill a particular question or field of expertise falls under, use a broad interpretation of the existing categories. Do not arbitrarily make up new categories.</text:span></text:p>
      <text:p text:style-name="P1"><text:span text:style-name="T6">Check:</text:span><text:span text:style-name="T7"> A character makes a Knowledge check to see if the character knows something. </text:span></text:p>
      <text:p text:style-name="P1"><text:span text:style-name="T7">The DC for answering a question within the character’s field of study is 10 for easy questions, 15 for basic questions, and 20 to 30 for tough questions.</text:span></text:p>
      <text:p text:style-name="P1"><text:span text:style-name="T7">Appraising the value of an object is one sort of task that can be performed using Knowledge. The DC depends on how common or obscure the object is. On a success, the character accurately identifies the object’s purchase DC. If the character fails, he or she thinks it has a purchase DC 1d2 higher or lower (determine randomly) than its actual value. If the character fails by 5 or more, he or she thinks it has a purchase DC 1d4+2 higher or lower than its actual value. The GM may make the Knowledge roll for the character, so he or she doesn’t <text:s/>know whether the appraisal is accurate or not.</text:span></text:p>
      <text:p text:style-name="P1"><text:span text:style-name="T7">The fourteen Knowledge categories, and the topics each one encompasses, are as follows.</text:span></text:p>
      <text:p text:style-name="P1"><text:span text:style-name="Core_20_Body_20_Italic"><text:span text:style-name="T6">Arcane Lore:</text:span></text:span><text:span text:style-name="T6"> </text:span><text:span text:style-name="T7">The occult, magic and the supernatural, astrology, numerology, and similar topics.</text:span></text:p>
      <text:p text:style-name="P1"><text:span text:style-name="Core_20_Body_20_Italic"><text:span text:style-name="T6">Art:</text:span></text:span><text:span text:style-name="T7"> Fine arts and graphic arts, including art history and artistic techniques. Antiques, modern art, photography, and performance art forms such as music and dance, among others.</text:span></text:p>
      <text:p text:style-name="P1"><text:span text:style-name="Core_20_Body_20_Italic"><text:span text:style-name="T6">Behavioral Sciences:</text:span></text:span><text:span text:style-name="T6"> </text:span><text:span text:style-name="T7">Psychology, sociology, and criminology.</text:span></text:p>
      <text:p text:style-name="P1"><text:span text:style-name="Core_20_Body_20_Italic"><text:span text:style-name="T6">Business:</text:span></text:span><text:span text:style-name="T7"> Business procedures, investment strategies, and corporate structures. Bureaucratic procedures and how to navigate them.</text:span></text:p>
      <text:p text:style-name="P1"><text:span text:style-name="Core_20_Body_20_Italic"><text:span text:style-name="T6">Civics:</text:span></text:span><text:span text:style-name="T6"> </text:span><text:span text:style-name="T7">Law, legislation, litigation, and legal rights and obligations. Political and governmental institutions and processes.</text:span></text:p>
      <text:p text:style-name="P1"><text:span text:style-name="Core_20_Body_20_Italic"><text:span text:style-name="T6">Current Events:</text:span></text:span><text:span text:style-name="T7"> Recent happenings in the news, sports, politics, entertainment, and foreign affairs.</text:span></text:p>
      <text:p text:style-name="P1"><text:span text:style-name="Core_20_Body_20_Italic"><text:span text:style-name="T6">Earth and Life Sciences:</text:span></text:span><text:span text:style-name="T7"> Biology, botany, genetics, geology, and paleontology. Medicine and forensics.</text:span></text:p>
      <text:p text:style-name="P1"><text:span text:style-name="Core_20_Body_20_Italic"><text:span text:style-name="T6">History:</text:span></text:span><text:span text:style-name="T6"> </text:span><text:span text:style-name="T7">Events, personalities, and cultures of the past. Archaeology and antiquities.</text:span></text:p>
      <text:p text:style-name="P1"><text:span text:style-name="Core_20_Body_20_Italic"><text:span text:style-name="T6">Physical Sciences:</text:span></text:span><text:span text:style-name="T7"> Astronomy, chemistry, mathematics, physics, and engineering.</text:span></text:p>
      <text:p text:style-name="P1"><text:span text:style-name="Core_20_Body_20_Italic"><text:span text:style-name="T6">Popular Culture:</text:span></text:span><text:span text:style-name="T7"> Popular music and personalities, genre films and books, urban legends, comics, science fiction, and gaming, among others.</text:span></text:p>
      <text:p text:style-name="P1"><text:span text:style-name="Core_20_Body_20_Italic"><text:span text:style-name="T6">Streetwise:</text:span></text:span><text:span text:style-name="T6"> </text:span><text:span text:style-name="T7">Street and urban culture, local underworld personalities and events.</text:span></text:p>
      <text:p text:style-name="P1"><text:span text:style-name="Core_20_Body_20_Italic"><text:span text:style-name="T6">Tactics:</text:span></text:span><text:span text:style-name="T6"> </text:span><text:span text:style-name="T7">Techniques and strategies for disposing and maneuvering forces in combat.</text:span></text:p>
      <text:p text:style-name="P1"><text:span text:style-name="Core_20_Body_20_Italic"><text:span text:style-name="T6">Technology:</text:span></text:span><text:span text:style-name="T7"> Current developments in cutting-edge devices, as well as the background necessary to identify various technological devices.</text:span></text:p>
      <text:p text:style-name="P1"><text:soft-page-break/><text:span text:style-name="Core_20_Body_20_Italic"><text:span text:style-name="T6">Theology and Philosophy:</text:span></text:span><text:span text:style-name="T6"> </text:span><text:span text:style-name="T7">Liberal arts, ethics, philosophical concepts, and the study of religious faith, practice, and experience.</text:span></text:p>
      <text:p text:style-name="P1"><text:span text:style-name="T6">Try Again?:</text:span><text:span text:style-name="T7"> No. The check represents what a character knows, and thinking about a topic a second time doesn’t let the character know something he or she never knew in the first place.</text:span></text:p>
      <text:p text:style-name="P1"><text:span text:style-name="T6">Special:</text:span><text:span text:style-name="T7"> An untrained Knowledge check is simply an Intelligence check. Without actual training, a character only knows common knowledge about a given subject.</text:span></text:p>
      <text:p text:style-name="P1"><text:span text:style-name="T7">A character can take 10 when making a Knowledge check, but can’t take 20.</text:span></text:p>
      <text:p text:style-name="P1"><text:span text:style-name="T7">A character with the Educated feat gets a +2 bonus on any two types of Knowledge checks.</text:span></text:p>
      <text:p text:style-name="P11"><text:span text:style-name="T7">The GM may decide that having 5 or more ranks in a specific Knowledge skill provides a character with a +2 synergy bonus when making a related skill check. </text:span></text:p>
      <text:p text:style-name="P1"><text:span text:style-name="T6">Time:</text:span><text:span text:style-name="T7"> A Knowledge check can be a reaction, but otherwise requires a full-round action.</text:span></text:p>
      <text:p text:style-name="P7"/>
      <text:p text:style-name="P1"><text:span text:style-name="T5">Listen (Wis)</text:span></text:p>
      <text:p text:style-name="P1"><text:span text:style-name="T6">Check:</text:span><text:span text:style-name="T7"> Make a Listen check against a DC that reflects how quiet the noise is that a character might hear or against an opposed Move Silently check.</text:span></text:p>
      <text:p text:style-name="P1"><text:span text:style-name="T7">The GM may call for a Listen check by a character who is in a position to hear something. A character can also make a Listen check voluntarily if he or she wants to try to hear something in the character’s vicinity.</text:span></text:p>
      <text:p text:style-name="P1"><text:span text:style-name="T7">The GM may make the Listen check in secret so that the character doesn’t know whether not hearing anything means that nothing is there or that the character failed the check.</text:span></text:p>
      <text:p text:style-name="P1"><text:span text:style-name="T7">A successful Listen check when there isn’t anything to hear results in the character hearing nothing.</text:span></text:p>
      <table:table table:name="Table9" table:style-name="Table9">
        <table:table-column table:style-name="Table9.A"/>
        <table:table-column table:style-name="Table9.B"/>
        <text:soft-page-break/>
        <table:table-row table:style-name="Table9.1">
          <table:table-cell table:style-name="Table9.A1" office:value-type="string">
            <text:h text:style-name="P13" text:outline-level="3"><text:span text:style-name="T3">DC</text:span></text:h>
          </table:table-cell>
          <table:table-cell table:style-name="Table9.A1" office:value-type="string">
            <text:h text:style-name="P14" text:outline-level="3"><text:span text:style-name="T3">Sound</text:span></text:h>
          </table:table-cell>
        </table:table-row>
        <table:table-row table:style-name="Table9.1">
          <table:table-cell table:style-name="Table9.A2" office:value-type="string">
            <text:p text:style-name="P6"><text:span text:style-name="T8">–20</text:span></text:p>
          </table:table-cell>
          <table:table-cell table:style-name="Table9.A2" office:value-type="string">
            <text:p text:style-name="P2"><text:span text:style-name="T8">Gunfire</text:span></text:p>
          </table:table-cell>
        </table:table-row>
        <table:table-row table:style-name="Table9.1">
          <table:table-cell table:style-name="Table9.A2" office:value-type="string">
            <text:p text:style-name="P5"><text:span text:style-name="T8">–10</text:span></text:p>
          </table:table-cell>
          <table:table-cell table:style-name="Table9.A2" office:value-type="string">
            <text:p text:style-name="P1"><text:span text:style-name="T8">A melee battle</text:span></text:p>
          </table:table-cell>
        </table:table-row>
        <table:table-row table:style-name="Table9.1">
          <table:table-cell table:style-name="Table9.A2" office:value-type="string">
            <text:p text:style-name="P5"><text:span text:style-name="T8">0</text:span></text:p>
          </table:table-cell>
          <table:table-cell table:style-name="Table9.A2" office:value-type="string">
            <text:p text:style-name="P1"><text:span text:style-name="T8">People talking</text:span></text:p>
          </table:table-cell>
        </table:table-row>
        <table:table-row table:style-name="Table9.1">
          <table:table-cell table:style-name="Table9.A2" office:value-type="string">
            <text:p text:style-name="P5"><text:span text:style-name="T8">5</text:span></text:p>
          </table:table-cell>
          <table:table-cell table:style-name="Table9.A2" office:value-type="string">
            <text:p text:style-name="P1"><text:span text:style-name="T8">A person in medium armor walking at a slow pace, trying not to make noise</text:span></text:p>
          </table:table-cell>
        </table:table-row>
        <table:table-row table:style-name="Table9.1">
          <table:table-cell table:style-name="Table9.A2" office:value-type="string">
            <text:p text:style-name="P5"><text:span text:style-name="T8">10</text:span></text:p>
          </table:table-cell>
          <table:table-cell table:style-name="Table9.A2" office:value-type="string">
            <text:p text:style-name="P1"><text:span text:style-name="T8">An unarmored person walking at a slow pace, trying not to make any noise</text:span></text:p>
          </table:table-cell>
        </table:table-row>
        <table:table-row table:style-name="Table9.1">
          <table:table-cell table:style-name="Table9.A2" office:value-type="string">
            <text:p text:style-name="P5"><text:span text:style-name="T8">15</text:span></text:p>
          </table:table-cell>
          <table:table-cell table:style-name="Table9.A2" office:value-type="string">
            <text:p text:style-name="P1"><text:span text:style-name="T8">A 1st-level Fast hero sneaking up on someone </text:span><text:span text:style-name="superscript_20__23__20_in_20_tables"><text:span text:style-name="T13">1</text:span></text:span></text:p>
          </table:table-cell>
        </table:table-row>
        <table:table-row table:style-name="Table9.1">
          <table:table-cell table:style-name="Table9.A2" office:value-type="string">
            <text:p text:style-name="P5"><text:span text:style-name="T8">20</text:span></text:p>
          </table:table-cell>
          <table:table-cell table:style-name="Table9.A2" office:value-type="string">
            <text:p text:style-name="P1"><text:span text:style-name="T8">A tiger stalking prey </text:span><text:span text:style-name="superscript_20__23__20_in_20_tables"><text:span text:style-name="T13">1</text:span></text:span></text:p>
          </table:table-cell>
        </table:table-row>
        <table:table-row table:style-name="Table9.1">
          <table:table-cell table:style-name="Table9.A2" office:value-type="string">
            <text:p text:style-name="P5"><text:span text:style-name="T8">30</text:span></text:p>
          </table:table-cell>
          <table:table-cell table:style-name="Table9.A2" office:value-type="string">
            <text:p text:style-name="P1"><text:span text:style-name="T8">A bird flying through the air</text:span></text:p>
          </table:table-cell>
        </table:table-row>
        <table:table-row table:style-name="Table9.1">
          <table:table-cell table:style-name="Table9.A2" office:value-type="string">
            <text:p text:style-name="P5"><text:span text:style-name="T8">+5</text:span></text:p>
          </table:table-cell>
          <table:table-cell table:style-name="Table9.A2" office:value-type="string">
            <text:p text:style-name="P1"><text:span text:style-name="T8">Through a door</text:span></text:p>
          </table:table-cell>
        </table:table-row>
        <table:table-row table:style-name="Table9.1">
          <table:table-cell table:style-name="Table9.A2" office:value-type="string">
            <text:p text:style-name="P5"><text:span text:style-name="T8">+15</text:span></text:p>
          </table:table-cell>
          <table:table-cell table:style-name="Table9.A2" office:value-type="string">
            <text:p text:style-name="P1"><text:span text:style-name="T8">Through a solid wall</text:span></text:p>
          </table:table-cell>
        </table:table-row>
        <table:table-row table:style-name="Table9.12">
          <table:table-cell table:style-name="Table9.A12" table:number-columns-spanned="2" office:value-type="string">
            <text:p text:style-name="P4"><text:span text:style-name="New_20_Style_20_Sheet"><text:span text:style-name="T7">1 This is actually an opposed check; the DC given is a typical Move Silently check result for such a character or creature.</text:span></text:span></text:p>
          </table:table-cell>
          <table:covered-table-cell/>
        </table:table-row>
      </table:table>
      <text:p text:style-name="P7"/>
      <table:table table:name="Table10" table:style-name="Table10">
        <table:table-column table:style-name="Table10.A"/>
        <table:table-column table:style-name="Table10.B"/>
        <table:table-row table:style-name="Table10.1">
          <table:table-cell table:style-name="Table10.A1" office:value-type="string">
            <text:h text:style-name="P16" text:outline-level="2"><text:span text:style-name="T3">Condition</text:span></text:h>
          </table:table-cell>
          <table:table-cell table:style-name="Table10.A1" office:value-type="string">
            <text:h text:style-name="P16" text:outline-level="2"><text:span text:style-name="T3">Check Penalty</text:span></text:h>
          </table:table-cell>
        </table:table-row>
        <table:table-row table:style-name="Table10.1">
          <table:table-cell table:style-name="Table10.A2" office:value-type="string">
            <text:p text:style-name="P2"><text:span text:style-name="T8">Per 10 feet of distance</text:span></text:p>
          </table:table-cell>
          <table:table-cell table:style-name="Table10.A2" office:value-type="string">
            <text:p text:style-name="P2"><text:span text:style-name="T8">–1</text:span></text:p>
          </table:table-cell>
        </table:table-row>
        <table:table-row table:style-name="Table10.1">
          <table:table-cell table:style-name="Table10.A3" office:value-type="string">
            <text:p text:style-name="P2"><text:span text:style-name="T8">Listener distracted</text:span></text:p>
          </table:table-cell>
          <table:table-cell table:style-name="Table10.A3" office:value-type="string">
            <text:p text:style-name="P2"><text:span text:style-name="T8">–5</text:span></text:p>
          </table:table-cell>
        </table:table-row>
      </table:table>
      <text:p text:style-name="P1"><text:span text:style-name="T6">Try Again?:</text:span><text:span text:style-name="T7"> A character can make a Listen check every time he or she has the opportunity to hear something in a reactive manner. As a move action, the character may attempt to hear something that he or she failed (or believes he or she failed) to hear previously.</text:span></text:p>
      <text:p text:style-name="P1"><text:span text:style-name="T6">Special:</text:span><text:span text:style-name="T7"> When several characters are listening to the same thing, the GM can make a single 1d20 roll and use it for all the listeners’ skill checks.</text:span></text:p>
      <text:p text:style-name="P1"><text:span text:style-name="T7">A character can take 10 or take 20 when making a Listen check. Taking 20 means the character spends 1 minute attempting to hear something that may or may not be there to hear.</text:span></text:p>
      <text:p text:style-name="P1"><text:span text:style-name="T7">A character with the Alertness feat gets a +2 bonus on all Listen checks.</text:span></text:p>
      <text:p text:style-name="P1"><text:span text:style-name="T7">A sleeping character can make Listen checks, but takes a –10 penalty on the checks.</text:span></text:p>
      <text:p text:style-name="P1"><text:span text:style-name="T6">Time:</text:span><text:span text:style-name="T7"> A Listen check is either a reaction (if called for by the GM) or a move action (if a character actively takes the time to try to hear something).</text:span></text:p>
      <text:p text:style-name="P7"/>
      <text:p text:style-name="P1"><text:span text:style-name="T5">Move Silently (Dex) </text:span><text:span text:style-name="Core_20_Body_20_Italic"><text:span text:style-name="T11">Armor Penalty</text:span></text:span></text:p>
      <text:p text:style-name="P1"><text:span text:style-name="T6">Check:</text:span><text:span text:style-name="T7"> A character’s Move Silently check is opposed by the Listen check of anyone who might hear the character. A character can move up to half his or her normal speed at no penalty. At more than half speed and up to the character’s full speed, he or she takes a –5 penalty. It’s practically impossible (–20 penalty) to move silently while attacking, running, or charging.</text:span></text:p>
      <text:p text:style-name="P1"><text:span text:style-name="T6">Special:</text:span><text:span text:style-name="T7"> A character can take 10 when making a Move Silently check, but can’t take 20.</text:span></text:p>
      <text:p text:style-name="P1"><text:span text:style-name="T7">A character with the Stealthy feat gets a +2 bonus on all Move Silently checks.</text:span></text:p>
      <text:p text:style-name="P1"><text:span text:style-name="T6">Time:</text:span><text:span text:style-name="T7"> Move Silently is a move action.</text:span></text:p>
      <text:p text:style-name="P7"/>
      <text:p text:style-name="P1"><text:span text:style-name="T5">Navigate (Int)</text:span></text:p>
      <text:p text:style-name="P1"><text:span text:style-name="T6">Check:</text:span><text:span text:style-name="T7"> Make a Navigate check when a character is trying to find his or her way to a distant location without directions or other specific guidance. Generally, a character does not need to make a check to find a local street or other common urban site, or to follow an accurate map. However, the character might make a check to wend his or her way through a dense forest or a labyrinth of underground storm drains.</text:span></text:p>
      <text:p text:style-name="P1"><text:span text:style-name="T7">For movement over a great distance, make a Navigate check. The DC depends on the length of the trip. If the character succeeds, he or she moves via the best reasonable course toward his or her goal. If the character fails, he or she still reaches the goal, but it takes the character twice as long (the character loses time backtracking and correcting his or her path). If the character fails by more than 5, the or she travels the expected time, but only gets halfway to his or her destination, at which point the character becomes lost. </text:span></text:p>
      <text:p text:style-name="P1"><text:soft-page-break/><text:span text:style-name="T7">A character may make a second Navigate check (DC 20) to regain his or her path. If the character succeeds, he or she continues on to his or her destination; the total time for the trip is twice the normal time. If the character fails, he or she loses half a day before the character can try again. The character keeps trying until he or she succeeds, losing half a day for each failure.</text:span></text:p>
      <table:table table:name="Table11" table:style-name="Table11">
        <table:table-column table:style-name="Table11.A"/>
        <table:table-column table:style-name="Table11.B"/>
        <table:table-row table:style-name="Table11.1">
          <table:table-cell table:style-name="Table11.A1" office:value-type="string">
            <text:p text:style-name="P3"><text:span text:style-name="T3">Length of Trip</text:span></text:p>
          </table:table-cell>
          <table:table-cell table:style-name="Table11.A1" office:value-type="string">
            <text:h text:style-name="P13" text:outline-level="3"><text:span text:style-name="T3">DC</text:span></text:h>
          </table:table-cell>
        </table:table-row>
        <table:table-row table:style-name="Table11.1">
          <table:table-cell table:style-name="Table11.A2" office:value-type="string">
            <text:p text:style-name="P21"><text:span text:style-name="T3">Short (a few hours)</text:span></text:p>
          </table:table-cell>
          <table:table-cell table:style-name="Table11.A2" office:value-type="string">
            <text:p text:style-name="P22"><text:span text:style-name="T3">20</text:span></text:p>
          </table:table-cell>
        </table:table-row>
        <table:table-row table:style-name="Table11.1">
          <table:table-cell table:style-name="Table11.A2" office:value-type="string">
            <text:p text:style-name="P1"><text:span text:style-name="T8">Moderate (a day or two)</text:span></text:p>
          </table:table-cell>
          <table:table-cell table:style-name="Table11.A2" office:value-type="string">
            <text:p text:style-name="P5"><text:span text:style-name="T8">22</text:span></text:p>
          </table:table-cell>
        </table:table-row>
        <table:table-row table:style-name="Table11.1">
          <table:table-cell table:style-name="Table11.A2" office:value-type="string">
            <text:p text:style-name="P1"><text:span text:style-name="T8">Long (up to a week)</text:span></text:p>
          </table:table-cell>
          <table:table-cell table:style-name="Table11.A2" office:value-type="string">
            <text:p text:style-name="P5"><text:span text:style-name="T8">25</text:span></text:p>
          </table:table-cell>
        </table:table-row>
        <table:table-row table:style-name="Table11.1">
          <table:table-cell table:style-name="Table11.A5" office:value-type="string">
            <text:p text:style-name="P2"><text:span text:style-name="T8">Extreme (more than a week)</text:span></text:p>
          </table:table-cell>
          <table:table-cell table:style-name="Table11.A5" office:value-type="string">
            <text:p text:style-name="P6"><text:span text:style-name="T8">28</text:span></text:p>
          </table:table-cell>
        </table:table-row>
      </table:table>
      <text:p text:style-name="P7"/>
      <text:p text:style-name="P1"><text:span text:style-name="T7">When faced with multiple choices, such as at a branch in a tunnel, a character can make a Navigate check (DC 20) to intuit the choice that takes the character toward a known destination. <text:s/>If unsuccessful, the character chooses the wrong path, but at the next juncture, with a successful check, the character realizes his or her mistake. </text:span></text:p>
      <text:p text:style-name="P1"><text:span text:style-name="T7">A character cannot use this function of Navigate to find a path to a site if the character has no idea where the site is located. The GM may choose to make the Navigate check for the character in secret, so he or she doesn’t know from the result whether the character is following the right or wrong path.</text:span></text:p>
      <text:p text:style-name="P1"><text:span text:style-name="T7">A character can use Navigate to determine his or her position on earth without the use of any high-tech equipment by checking the constellations or other natural landmarks. The character must have a clear view of the night sky to make this check. The DC is 15.</text:span></text:p>
      <text:p text:style-name="P1"><text:span text:style-name="T6">Special:</text:span><text:span text:style-name="T7"> A character can take 10 when making a Navigate check. A character can take 20 only when determining his or her location, not when traveling.</text:span></text:p>
      <text:p text:style-name="P1"><text:span text:style-name="T7">A character with the Guide feat gets a +2 bonus on all Navigate checks.</text:span></text:p>
      <text:p text:style-name="P1"><text:span text:style-name="T6">Time:</text:span><text:span text:style-name="T7"> A Navigate check is a full-round action.</text:span></text:p>
      <text:p text:style-name="P7"/>
      <text:p text:style-name="P1"><text:span text:style-name="T5">Perform (Cha)</text:span></text:p>
      <text:p text:style-name="P1"><text:span text:style-name="T7">This skill encompasses several categories, each of them treated as a separate skill. These categories are identified and defined below.</text:span></text:p>
      <text:p text:style-name="P1"><text:span text:style-name="T7">The number of Perform categories is kept purposely finite. When trying to determine what Perform skill a particular type of performance falls under, use a broad interpretation of the existing categories. Do not arbitrarily make up new categories.</text:span></text:p>
      <text:p text:style-name="P1"><text:span text:style-name="T6">Check:</text:span><text:span text:style-name="T7"> The character is accomplished in some type of artistic expression and knows how to put on a performance. The character can impress audiences with his or her talent and skill. The quality of the character’s performance depends on his or her check result.</text:span></text:p>
      <text:p text:style-name="P1"><text:span text:style-name="T7">The eight Perform categories, and the qualities each one encompasses, are as follows.</text:span></text:p>
      <text:p text:style-name="P1"><text:span text:style-name="Core_20_Body_20_Italic"><text:span text:style-name="T6">Act:</text:span></text:span><text:span text:style-name="T6"> </text:span><text:span text:style-name="T7">The character is a gifted actor, capable of performing drama, comedy, or action-oriented roles with some level of skill.</text:span></text:p>
      <text:p text:style-name="P1"><text:span text:style-name="Core_20_Body_20_Italic"><text:span text:style-name="T6">Dance:</text:span></text:span><text:span text:style-name="T7"> The character is a gifted dancer, capable of performing rhythmic and patterned bodily movements to music.</text:span></text:p>
      <text:p text:style-name="P1"><text:soft-page-break/><text:span text:style-name="Core_20_Body_20_Italic"><text:span text:style-name="T6">Keyboards:</text:span></text:span><text:span text:style-name="T7"> The character is a musician gifted with a talent for playing keyboard musical instruments, such as piano, organ, and synthesizer.</text:span></text:p>
      <text:p text:style-name="P1"><text:span text:style-name="Core_20_Body_20_Italic"><text:span text:style-name="T6">Percussion Instruments:</text:span></text:span><text:span text:style-name="T7"> The character is a musician gifted with a talent for playing percussion musical instruments, such as drums, cymbals, triangle, xylophone, and tambourine.</text:span></text:p>
      <text:p text:style-name="P1"><text:span text:style-name="Core_20_Body_20_Italic"><text:span text:style-name="T6">Sing:</text:span></text:span><text:span text:style-name="T6"> </text:span><text:span text:style-name="T7">The character is a musician gifted with a talent for producing musical tones with your voice.</text:span></text:p>
      <text:p text:style-name="P1"><text:span text:style-name="Core_20_Body_20_Italic"><text:span text:style-name="T6">Stand-Up:</text:span></text:span><text:span text:style-name="T7"> The character is a gifted comedian, capable of performing a stand-up routine before an audience.</text:span></text:p>
      <text:p text:style-name="P1"><text:span text:style-name="Core_20_Body_20_Italic"><text:span text:style-name="T6">Stringed Instruments:</text:span></text:span><text:span text:style-name="T7"> The character is a musician gifted with a talent for playing stringed musical instruments, such as banjo, guitar, harp, lute, sitar, and violin.</text:span></text:p>
      <text:p text:style-name="P1"><text:span text:style-name="Core_20_Body_20_Italic"><text:span text:style-name="T6">Wind Instruments:</text:span></text:span><text:span text:style-name="T7"> The character is a musician gifted with a talent for playing wind musical instruments, such as flute, bugle, trumpet, tuba, bagpipes, and trombone.</text:span></text:p>
      <table:table table:name="Table12" table:style-name="Table12">
        <table:table-column table:style-name="Table12.A"/>
        <table:table-column table:style-name="Table12.B"/>
        <table:table-row table:style-name="Table12.1">
          <table:table-cell table:style-name="Table12.A1" office:value-type="string">
            <text:h text:style-name="P13" text:outline-level="3"><text:span text:style-name="T3">Result</text:span></text:h>
          </table:table-cell>
          <table:table-cell table:style-name="Table12.A1" office:value-type="string">
            <text:h text:style-name="P14" text:outline-level="3"><text:span text:style-name="T3">Performance</text:span></text:h>
          </table:table-cell>
        </table:table-row>
        <table:table-row table:style-name="Table12.1">
          <table:table-cell table:style-name="Table12.A2" office:value-type="string">
            <text:p text:style-name="P6"><text:span text:style-name="T8">10</text:span></text:p>
          </table:table-cell>
          <table:table-cell table:style-name="Table12.A2" office:value-type="string">
            <text:p text:style-name="P2"><text:span text:style-name="T8">Amateur performance. Audience may appreciate your performance, but isn’t impressed.</text:span></text:p>
          </table:table-cell>
        </table:table-row>
        <table:table-row table:style-name="Table12.1">
          <table:table-cell table:style-name="Table12.A2" office:value-type="string">
            <text:p text:style-name="P5"><text:span text:style-name="T8">15</text:span></text:p>
          </table:table-cell>
          <table:table-cell table:style-name="Table12.A2" office:value-type="string">
            <text:p text:style-name="P1"><text:span text:style-name="T8">Routine performance. Audience enjoys your performance, but it isn’t exceptional.</text:span></text:p>
          </table:table-cell>
        </table:table-row>
        <table:table-row table:style-name="Table12.1">
          <table:table-cell table:style-name="Table12.A2" office:value-type="string">
            <text:p text:style-name="P5"><text:span text:style-name="T8">20</text:span></text:p>
          </table:table-cell>
          <table:table-cell table:style-name="Table12.A2" office:value-type="string">
            <text:p text:style-name="P1"><text:span text:style-name="T8">Great performance. Audience highly impressed.</text:span></text:p>
          </table:table-cell>
        </table:table-row>
        <table:table-row table:style-name="Table12.1">
          <table:table-cell table:style-name="Table12.A2" office:value-type="string">
            <text:p text:style-name="P5"><text:span text:style-name="T8">25</text:span></text:p>
          </table:table-cell>
          <table:table-cell table:style-name="Table12.A2" office:value-type="string">
            <text:p text:style-name="P1"><text:span text:style-name="T8">Memorable performance. Audience enthusiastic.</text:span></text:p>
          </table:table-cell>
        </table:table-row>
        <table:table-row table:style-name="Table12.1">
          <table:table-cell table:style-name="Table12.A6" office:value-type="string">
            <text:p text:style-name="P6"><text:span text:style-name="T8">30</text:span></text:p>
          </table:table-cell>
          <table:table-cell table:style-name="Table12.A6" office:value-type="string">
            <text:p text:style-name="P2"><text:span text:style-name="T8">Masterful performance. Audience awed.</text:span></text:p>
          </table:table-cell>
        </table:table-row>
      </table:table>
      <text:p text:style-name="P1"><text:span text:style-name="T6">Try Again?:</text:span><text:span text:style-name="T7"> Not for the same performance and audience.</text:span></text:p>
      <text:p text:style-name="P1"><text:span text:style-name="T6">Special:</text:span><text:span text:style-name="T7"> A character can take 10 when making a Perform check, but can’t take 20.</text:span></text:p>
      <text:p text:style-name="P1"><text:span text:style-name="T7">A character without an appropriate instrument automatically fails any Perform (keyboard), Perform (percussion), Perform (stringed), or Perform (wind) check he or she attempts. At the GM’s discretion, impromptu instruments may be employed, but the performer must take a –4 penalty on the check because his or her equipment, although usable, is inappropriate for the skill.</text:span></text:p>
      <text:p text:style-name="P1"><text:span text:style-name="T7">Every time a character takes the Creative feat, he or she gets a +2 bonus on checks involving two Perform skills the character designates. See the feat description for more information.</text:span></text:p>
      <text:p text:style-name="P1"><text:span text:style-name="T6">Time:</text:span><text:span text:style-name="T7"> A Perform check usually requires at least several minutes to an hour or more.</text:span></text:p>
      <text:p text:style-name="P7"/>
      <text:p text:style-name="P1"><text:span text:style-name="T5">Pilot (Dex) </text:span><text:span text:style-name="Core_20_Body_20_Italic"><text:span text:style-name="T11">Trained Only</text:span></text:span></text:p>
      <text:p text:style-name="P1"><text:span text:style-name="T6">Check:</text:span><text:span text:style-name="T7"> Typical piloting tasks don’t require checks. Checks are required during combat, for special maneuvers, or in other extreme circumstances, or when the pilot wants to attempt something outside the normal parameters of the vehicle. When flying, the character can attempt simple maneuvers and stunts (actions in which the pilot attempts to do something complex very quickly or in a limited space).</text:span></text:p>
      <text:p text:style-name="P1"><text:span text:style-name="T7">Each vehicle’s description includes a maneuver modifier that applies to Pilot checks made by the operator of the vehicle.</text:span></text:p>
      <text:p text:style-name="P1"><text:soft-page-break/><text:span text:style-name="T6">Special:</text:span><text:span text:style-name="T7"> A character can take 10 when making a Pilot check, but can’t take 20.</text:span></text:p>
      <text:p text:style-name="P1"><text:span text:style-name="T7">A character with the Vehicle Expert feat gets a +2 bonus on all Pilot checks.</text:span></text:p>
      <text:p text:style-name="P1"><text:span text:style-name="T7">There is no penalty for operating a general-purpose fixed-wing aircraft. Other types of aircraft (heavy aircraft, helicopters, jet fighters, and spacecraft) require the corresponding Aircraft Operation feat, or else the character takes a –4 penalty on Pilot checks.</text:span></text:p>
      <text:p text:style-name="P1"><text:span text:style-name="T6">Time:</text:span><text:span text:style-name="T7"> A Pilot check is a move action.</text:span></text:p>
      <text:p text:style-name="P7"/>
      <text:p text:style-name="P1"><text:span text:style-name="T5">Profession (Wis)</text:span></text:p>
      <text:p text:style-name="P1"><text:span text:style-name="T6">Check:</text:span><text:span text:style-name="T7"> A character makes Profession checks to improve his or her Wealth bonus every time he or she attains a new level. The DC for the check is the character’s current Wealth bonus. If the character succeeds at the Profession check, his or her Wealth bonus increases by +1. For every 5 by which the character exceeds the DC, his or her Wealth bonus increases by an additional +1. A character can’t take 10 or take 20 when making a Profession check to improve his or her Wealth bonus.</text:span></text:p>
      <text:p text:style-name="P1"><text:span text:style-name="T7">How many ranks a character has in the Profession skill (including ranks the character may have just acquired after gaining a level) also adds to the Wealth bonus increase the character receives upon gaining a new level. In addition to the Wealth bonus increase a character gains from your Profession check result (if the check succeeds), the number of ranks the character has in this skill increases his or her Wealth bonus as follows.</text:span></text:p>
      <table:table table:name="Table13" table:style-name="Table13">
        <table:table-column table:style-name="Table13.A"/>
        <table:table-column table:style-name="Table13.B"/>
        <table:table-row table:style-name="Table13.1">
          <table:table-cell table:style-name="Table13.A1" office:value-type="string">
            <text:p text:style-name="P6"><text:span text:style-name="T3">Ranks</text:span></text:p>
          </table:table-cell>
          <table:table-cell table:style-name="Table13.A1" office:value-type="string">
            <text:h text:style-name="P19" text:outline-level="2"><text:span text:style-name="T3">Wealth Bonus Increase</text:span></text:h>
          </table:table-cell>
        </table:table-row>
        <table:table-row table:style-name="Table13.1">
          <table:table-cell table:style-name="Table13.A2" office:value-type="string">
            <text:p text:style-name="P6"><text:span text:style-name="T8">1–5</text:span></text:p>
          </table:table-cell>
          <table:table-cell table:style-name="Table13.A2" office:value-type="string">
            <text:p text:style-name="P6"><text:span text:style-name="T8">+1</text:span></text:p>
          </table:table-cell>
        </table:table-row>
        <table:table-row table:style-name="Table13.1">
          <table:table-cell table:style-name="Table13.A2" office:value-type="string">
            <text:p text:style-name="P5"><text:span text:style-name="T8">6–10</text:span></text:p>
          </table:table-cell>
          <table:table-cell table:style-name="Table13.A2" office:value-type="string">
            <text:p text:style-name="P5"><text:span text:style-name="T8">+2</text:span></text:p>
          </table:table-cell>
        </table:table-row>
        <table:table-row table:style-name="Table13.1">
          <table:table-cell table:style-name="Table13.A2" office:value-type="string">
            <text:p text:style-name="P5"><text:span text:style-name="T8">11–15</text:span></text:p>
          </table:table-cell>
          <table:table-cell table:style-name="Table13.A2" office:value-type="string">
            <text:p text:style-name="P5"><text:span text:style-name="T8">+3</text:span></text:p>
          </table:table-cell>
        </table:table-row>
        <table:table-row table:style-name="Table13.1">
          <table:table-cell table:style-name="Table13.A2" office:value-type="string">
            <text:p text:style-name="P5"><text:span text:style-name="T8">16–20</text:span></text:p>
          </table:table-cell>
          <table:table-cell table:style-name="Table13.A2" office:value-type="string">
            <text:p text:style-name="P5"><text:span text:style-name="T8">+4</text:span></text:p>
          </table:table-cell>
        </table:table-row>
        <table:table-row table:style-name="Table13.1">
          <table:table-cell table:style-name="Table13.A6" office:value-type="string">
            <text:p text:style-name="P6"><text:span text:style-name="T8">21–23</text:span></text:p>
          </table:table-cell>
          <table:table-cell table:style-name="Table13.A6" office:value-type="string">
            <text:p text:style-name="P6"><text:span text:style-name="T8">+5</text:span></text:p>
          </table:table-cell>
        </table:table-row>
      </table:table>
      <text:p text:style-name="P1"><text:span text:style-name="T6">Special:</text:span><text:span text:style-name="T7"> If the Gamemaster deems it appropriate, a character can add his or her Profession modifier when making a Reputation check to deal with a work- or career-related situation.</text:span></text:p>
      <text:p text:style-name="P1"><text:span text:style-name="T7">Every time a character takes the Windfall feat, he or she gets a cumulative +1 bonus on all Profession checks.</text:span></text:p>
      <text:p text:style-name="P7"/>
      <text:p text:style-name="P1"><text:span text:style-name="T5">Read/Write Language (None) </text:span><text:span text:style-name="Core_20_Body_20_Italic"><text:span text:style-name="T11">Trained Only</text:span></text:span></text:p>
      <text:p text:style-name="P1"><text:span text:style-name="T7">The Read/Write Language skill doesn’t work like a standard skill.</text:span></text:p>
      <text:p text:style-name="P1"><text:span text:style-name="Bullet_20_Only"><text:span text:style-name="T7">•</text:span></text:span><text:span text:style-name="T7"><text:tab/>A character automatically knows how to read and write his or her native language; the character does not need ranks to do so.</text:span></text:p>
      <text:p text:style-name="P1"><text:span text:style-name="Bullet_20_Only"><text:span text:style-name="T7">•</text:span></text:span><text:span text:style-name="T7"><text:tab/>Each additional language costs 1 rank. When a character adds a rank to Read/Write Language, he or she chooses a new language that the character can read and write.</text:span></text:p>
      <text:p text:style-name="P1"><text:soft-page-break/><text:span text:style-name="Bullet_20_Only"><text:span text:style-name="T7">•</text:span></text:span><text:span text:style-name="T7"><text:tab/>A character never makes Read/Write Language checks. A character either knows how to read and write a specific language or doesn’t.</text:span></text:p>
      <text:p text:style-name="P1"><text:span text:style-name="Bullet_20_Only"><text:span text:style-name="T7">•</text:span></text:span><text:span text:style-name="T7"><text:tab/>To be able to speak a language that the character can read and write, he or she must take the Speak Language skill for the appropriate language.</text:span></text:p>
      <text:p text:style-name="P1"><text:span text:style-name="Bullet_20_Only"><text:span text:style-name="T7">•</text:span></text:span><text:span text:style-name="T7"><text:tab/>A character can choose any language, modern or ancient. (See below for suggestions.) The GM might determine that a character can’t learn a specific language due to the circumstances of the campaign.</text:span></text:p>
      <text:p text:style-name="P7"/>
      <text:h text:style-name="P15" text:outline-level="2"><text:span text:style-name="T6">Language Groups</text:span></text:h>
      <text:p text:style-name="P1"><text:span text:style-name="T7">There are thousands of languages to choose from when a character buys ranks in Speak Language or Read/Write Language. A few are listed here, sorted into their general language groups.</text:span></text:p>
      <text:p text:style-name="P1"><text:span text:style-name="T7">A language’s group doesn’t matter when a character is buying ranks in Speak Language or Read/Write Language. Language groups are provided because they pertain to the Smart hero’s Linguist talent.</text:span></text:p>
      <text:p text:style-name="P1"><text:span text:style-name="T7">This list is by no means exhaustive—there are many more language groups, and most groups contain more languages than those listed here.</text:span></text:p>
      <text:p text:style-name="P1"><text:span text:style-name="T6">Algic:</text:span><text:span text:style-name="T7"> Algonkin, Arapaho, Blackfoot, Cheyenne, Shawnee.</text:span></text:p>
      <text:p text:style-name="P1"><text:span text:style-name="T6">Armenian:</text:span><text:span text:style-name="T7"> Armenian.</text:span></text:p>
      <text:p text:style-name="P1"><text:span text:style-name="T6">Athabascan:</text:span><text:span text:style-name="T7"> Apache, Chipewyan, Navaho.</text:span></text:p>
      <text:p text:style-name="P1"><text:span text:style-name="T6">Attic:</text:span><text:span text:style-name="T7"> Ancient Greek*, Greek.</text:span></text:p>
      <text:p text:style-name="P1"><text:span text:style-name="T6">Baltic:</text:span><text:span text:style-name="T7"> Latvian, Lithuanian.</text:span></text:p>
      <text:p text:style-name="P1"><text:span text:style-name="T6">Celtic:</text:span><text:span text:style-name="T7"> Gaelic (Irish), Gaelic (Scots), Welsh.</text:span></text:p>
      <text:p text:style-name="P1"><text:span text:style-name="T6">Chinese: </text:span><text:span text:style-name="T7">Cantonese, Mandarin.</text:span></text:p>
      <text:p text:style-name="P1"><text:span text:style-name="T6">Finno-Lappic:</text:span><text:span text:style-name="T7"> Estonian, Finnish, Lapp.</text:span></text:p>
      <text:p text:style-name="P1"><text:span text:style-name="T6">Germanic: </text:span><text:span text:style-name="T7">Afrikaans, Danish, Dutch, English, Flemish, German, Icelandic, Norwegian, Swedish, Yiddish.</text:span></text:p>
      <text:p text:style-name="P1"><text:span text:style-name="T6">Hamo-Semitic:</text:span><text:span text:style-name="T7"> Coptic*, Middle Egyptian*.</text:span></text:p>
      <text:p text:style-name="P1"><text:span text:style-name="T6">Indic: </text:span><text:span text:style-name="T7">Hindi, Punjabi, Sanskrit*, Urdu.</text:span></text:p>
      <text:p text:style-name="P1"><text:span text:style-name="T6">Iranian:</text:span><text:span text:style-name="T7"> Farsi, Pashto.</text:span></text:p>
      <text:p text:style-name="P1"><text:span text:style-name="T6">Japanese: </text:span><text:span text:style-name="T7">Japanese.</text:span></text:p>
      <text:p text:style-name="P1"><text:soft-page-break/><text:span text:style-name="T6">Korean:</text:span><text:span text:style-name="T7"> Korean.</text:span></text:p>
      <text:p text:style-name="P1"><text:span text:style-name="T6">Romance:</text:span><text:span text:style-name="T7"> French, Italian, Latin*, Portuguese, Romanian, Spanish.</text:span></text:p>
      <text:p text:style-name="P1"><text:span text:style-name="T6">Semitic:</text:span><text:span text:style-name="T7"> Akkadian (aka Babylonian)*, Ancient Hebrew*, Arabic, Aramaic*, Hebrew.</text:span></text:p>
      <text:p text:style-name="P1"><text:span text:style-name="T6">Slavic: </text:span><text:span text:style-name="T7">Belorussian, Bulgarian, Czech, Polish, Russian, Serbo-Croatian, Slovak, Ukrainian.</text:span></text:p>
      <text:p text:style-name="P1"><text:span text:style-name="T6">Tibeto-Burman:</text:span><text:span text:style-name="T7"> Burmese, Sherpa, Tibetan.</text:span></text:p>
      <text:p text:style-name="P1"><text:span text:style-name="T6">Turkic:</text:span><text:span text:style-name="T7"> Azerbaijani, Turkish, Uzbek.</text:span></text:p>
      <text:p text:style-name="P1"><text:span text:style-name="T6">Ugric</text:span><text:span text:style-name="T7">: Hungarian (aka Magyar).</text:span></text:p>
      <text:p text:style-name="P1"><text:span text:style-name="T7">*This is an ancient language. In the modern world it is spoken only by scholars, or in some cases by small populations in isolated corners of the world.</text:span></text:p>
      <text:p text:style-name="P7"/>
      <text:p text:style-name="P1"><text:span text:style-name="T5">Repair (Int) </text:span><text:span text:style-name="Core_20_Body_20_Italic"><text:span text:style-name="T11">Trained Only</text:span></text:span></text:p>
      <text:p text:style-name="P1"><text:span text:style-name="T6">Check:</text:span><text:span text:style-name="T7"> Most Repair checks are made to fix complex electronic or mechanical devices. The DC is set by the GM. In general, simple repairs have a DC of 10 to 15 and require no more than a few minutes to accomplish. More complex repair work has a DC of 20 or higher and can require an hour or more to complete. Making repairs also involves a monetary cost when spare parts or new components are needed, represented by a Wealth check. If the GM decides this isn’t necessary for the type of repair the character is attempting, then no Wealth check is needed.</text:span></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h text:style-name="P16" text:outline-level="2"><text:span text:style-name="T3">Repair Task (Example)</text:span></text:h>
          </table:table-cell>
          <table:table-cell table:style-name="Table14.A1" office:value-type="string">
            <text:h text:style-name="P19" text:outline-level="2"><text:span text:style-name="T3">Purchase DC</text:span></text:h>
          </table:table-cell>
          <table:table-cell table:style-name="Table14.A1" office:value-type="string">
            <text:h text:style-name="P19" text:outline-level="2"><text:span text:style-name="T3">Repair DC</text:span></text:h>
          </table:table-cell>
          <table:table-cell table:style-name="Table14.A1" office:value-type="string">
            <text:h text:style-name="P19" text:outline-level="2"><text:span text:style-name="T3">Time</text:span></text:h>
          </table:table-cell>
        </table:table-row>
        <table:table-row table:style-name="Table14.1">
          <table:table-cell table:style-name="Table14.A2" office:value-type="string">
            <text:p text:style-name="P2"><text:span text:style-name="T8">Simple (tool, simple weapon)</text:span></text:p>
          </table:table-cell>
          <table:table-cell table:style-name="Table14.A2" office:value-type="string">
            <text:p text:style-name="P6"><text:span text:style-name="T8">4</text:span></text:p>
          </table:table-cell>
          <table:table-cell table:style-name="Table14.A2" office:value-type="string">
            <text:p text:style-name="P6"><text:span text:style-name="T8">10</text:span></text:p>
          </table:table-cell>
          <table:table-cell table:style-name="Table14.A2" office:value-type="string">
            <text:p text:style-name="P6"><text:span text:style-name="T8">1 min.</text:span></text:p>
          </table:table-cell>
        </table:table-row>
        <table:table-row table:style-name="Table14.1">
          <table:table-cell table:style-name="Table14.A2" office:value-type="string">
            <text:p text:style-name="P1"><text:span text:style-name="T8">Moderate (mechanical or electronic component)</text:span></text:p>
          </table:table-cell>
          <table:table-cell table:style-name="Table14.A2" office:value-type="string">
            <text:p text:style-name="P5"><text:span text:style-name="T8">7</text:span></text:p>
          </table:table-cell>
          <table:table-cell table:style-name="Table14.A2" office:value-type="string">
            <text:p text:style-name="P5"><text:span text:style-name="T8">15</text:span></text:p>
          </table:table-cell>
          <table:table-cell table:style-name="Table14.A2" office:value-type="string">
            <text:p text:style-name="P5"><text:span text:style-name="T8">10 min.</text:span></text:p>
          </table:table-cell>
        </table:table-row>
        <table:table-row table:style-name="Table14.1">
          <table:table-cell table:style-name="Table14.A2" office:value-type="string">
            <text:p text:style-name="P1"><text:span text:style-name="T8">Complex (mechanical or electronic device)</text:span></text:p>
          </table:table-cell>
          <table:table-cell table:style-name="Table14.A2" office:value-type="string">
            <text:p text:style-name="P5"><text:span text:style-name="T8">10</text:span></text:p>
          </table:table-cell>
          <table:table-cell table:style-name="Table14.A2" office:value-type="string">
            <text:p text:style-name="P5"><text:span text:style-name="T8">20</text:span></text:p>
          </table:table-cell>
          <table:table-cell table:style-name="Table14.A2" office:value-type="string">
            <text:p text:style-name="P5"><text:span text:style-name="T8">1 hr.</text:span></text:p>
          </table:table-cell>
        </table:table-row>
        <table:table-row table:style-name="Table14.1">
          <table:table-cell table:style-name="Table14.A5" office:value-type="string">
            <text:p text:style-name="P2"><text:span text:style-name="T8">Advanced (cutting-edge mechanical or electronic device)</text:span></text:p>
          </table:table-cell>
          <table:table-cell table:style-name="Table14.A5" office:value-type="string">
            <text:p text:style-name="P6"><text:span text:style-name="T8">13</text:span></text:p>
          </table:table-cell>
          <table:table-cell table:style-name="Table14.A5" office:value-type="string">
            <text:p text:style-name="P6"><text:span text:style-name="T8">25</text:span></text:p>
          </table:table-cell>
          <table:table-cell table:style-name="Table14.A5" office:value-type="string">
            <text:p text:style-name="P6"><text:span text:style-name="T8">10 hr.</text:span></text:p>
          </table:table-cell>
        </table:table-row>
      </table:table>
      <text:p text:style-name="P1"><text:span text:style-name="Core_20_Body_20_Italic"><text:span text:style-name="T6">Jury-Rig:</text:span></text:span><text:span text:style-name="T6"> </text:span><text:span text:style-name="T7">A character can choose to attempt jury-rigged, or temporary, repairs. Doing this reduces the purchase DC by 3 and the Repair check DC by 5, and allows the character to make the checks in as little as a full-round action. However, a jury-rigged repair can only fix a single problem with a check, and the temporary repair only lasts until the end of the current scene or encounter. The jury-rigged object must be fully repaired thereafter.</text:span></text:p>
      <text:p text:style-name="P1"><text:span text:style-name="T7">A character can also use jury-rig to hot-wire a car or jump-start an engine or electronic device. The DC for this is at least 15, and it can be higher depending on the presence of security devices.</text:span></text:p>
      <text:p text:style-name="P1"><text:span text:style-name="T7">The jury-rig application of the Repair skill can be used untrained.</text:span></text:p>
      <text:p text:style-name="P1"><text:span text:style-name="T6">Try Again?:</text:span><text:span text:style-name="T7"> Yes, though in some specific cases, the GM may decide that a failed Repair check has negative ramifications that prevent repeated checks.</text:span></text:p>
      <text:p text:style-name="P1"><text:span text:style-name="T6">Special:</text:span><text:span text:style-name="T7"> A character can take 10 or take 20 on a Repair check. When making a Repair check to accomplish a jury-rig repair, a character can’t take 20.</text:span></text:p>
      <text:p text:style-name="P1"><text:soft-page-break/><text:span text:style-name="T7">Repair requires an electrical tool kit, a mechanical tool kit, or a multipurpose tool, depending on the task. If the character do not have the appropriate tools, he or she takes a –4 penalty on the check.</text:span></text:p>
      <text:p text:style-name="P1"><text:span text:style-name="T7">Craft (mechanical) or Craft (electronic) can provide a +2 synergy bonus on Repair checks made for mechanical or electronic devices (see Skill Synergy).</text:span></text:p>
      <text:p text:style-name="P1"><text:span text:style-name="T7">A character with the Gearhead feat and at least 1 rank in this skill gets a +2 bonus on all Repair checks.</text:span></text:p>
      <text:p text:style-name="P1"><text:span text:style-name="T6">Time:</text:span><text:span text:style-name="T7"> See the table for guidelines. A character can make a jury-rig repair as a full-round action, but the work only lasts until the end of the current encounter.</text:span></text:p>
      <text:p text:style-name="P7"/>
      <text:p text:style-name="P1"><text:span text:style-name="T5">Research (Int)</text:span></text:p>
      <text:p text:style-name="P1"><text:span text:style-name="T6">Check:</text:span><text:span text:style-name="T7"> Researching a topic takes time, skill, and some luck. The GM determines how obscure a particular topic is (the more obscure, the higher the DC) and what kind of information might be available depending on where the character is conducting his or her research.</text:span></text:p>
      <text:p text:style-name="P1"><text:span text:style-name="T7">Information ranges from general to protected. Given enough time (usually 1d4 hours) and a successful skill check, the character gets a general idea about a given topic. This assumes that no obvious reasons exist why such information would be unavailable, and that the character has a way to acquire restricted or protected information.</text:span></text:p>
      <text:p text:style-name="P1"><text:span text:style-name="T7">The higher the check result, the better and more complete the information. If the character wants to discover a specific fact, date, map, or similar bit of information, add +5 to +15 to the DC.</text:span></text:p>
      <text:p text:style-name="P1"><text:span text:style-name="T6">Try Again?:</text:span><text:span text:style-name="T7"> Yes.</text:span></text:p>
      <text:p text:style-name="P1"><text:span text:style-name="T6">Special:</text:span><text:span text:style-name="T7"> A character can take 10 or take 20 on a Research check. </text:span></text:p>
      <text:p text:style-name="P1"><text:span text:style-name="T7">A character with the Studious feat gets a +2 bonus on all Research checks.</text:span></text:p>
      <text:p text:style-name="P1"><text:span text:style-name="T7">Computer Use can provide a +2 synergy bonus on a Research check when searching computer records for data (see Skill Synergy).</text:span></text:p>
      <text:p text:style-name="P1"><text:span text:style-name="T6">Time:</text:span><text:span text:style-name="T7"> A Research check takes 1d4 hours.</text:span></text:p>
      <text:p text:style-name="P7"/>
      <text:p text:style-name="P1"><text:span text:style-name="T5">Ride (Dex)</text:span></text:p>
      <text:p text:style-name="P1"><text:span text:style-name="T7">Animals ill suited as mounts provide a –2 penalty on their rider’s Ride check.</text:span></text:p>
      <text:p text:style-name="P1"><text:span text:style-name="T6">Check:</text:span><text:span text:style-name="T7"> Typical riding actions don’t require checks. A character can saddle, mount, ride, and dismount without a problem. Mounting or dismounting an animal is a move action. Some tasks, such as those undertaken in combat or other extreme circumstances, require checks. In addition, attempting trick riding or asking the animal to perform an unusual technique also requires a check.</text:span></text:p>
      <text:p text:style-name="P1"><text:span text:style-name="Core_20_Body_20_Italic"><text:span text:style-name="T6">Guide with Knees (DC 5):</text:span></text:span><text:span text:style-name="T6"> </text:span><text:span text:style-name="T7">The character can react instantly to guide his or her mount with his or her knees so that the character can use both hands in combat or to perform some other action. Make the check at the start of the character’s round. If the character fails, he or she can only use one hand this round because the character needs to use the other to control his or her mount.</text:span></text:p>
      <text:p text:style-name="P1"><text:span text:style-name="Core_20_Body_20_Italic"><text:span text:style-name="T6">Stay in Saddle (DC 5):</text:span></text:span><text:span text:style-name="T6"> </text:span><text:span text:style-name="T7">The character can react instantly to try to avoid falling when his or her mount rears or bolts unexpectedly or when the character takes damage.</text:span></text:p>
      <text:p text:style-name="P1"><text:span text:style-name="Core_20_Body_20_Italic"><text:span text:style-name="T6">Fight while Mounted (DC 20):</text:span></text:span><text:span text:style-name="T6"> </text:span><text:span text:style-name="T7">While in combat, the character can attempt to control a mount that is not trained in combat riding (see the Handle Animal skill). If the character succeeds, he or she uses only a move action, and the character can use his or her attack action to do something else. If the character fails, he or she can do nothing else that round. If the character fails by more than 5, he or she loses control of the animal.</text:span></text:p>
      <text:p text:style-name="P1"><text:soft-page-break/><text:span text:style-name="T7">For animals trained in combat riding, the character does not need to make this check. Instead, the character can use his or her move action to have the animal perform a trick (commonly, to attack). The character can use his or her attack action normally.</text:span></text:p>
      <text:p text:style-name="P1"><text:span text:style-name="Core_20_Body_20_Italic"><text:span text:style-name="T6">Cover (DC 15):</text:span></text:span><text:span text:style-name="T6"> </text:span><text:span text:style-name="T7">The character can react instantly to drop down and hang alongside his or her mount, using it as one-half cover. The character can’t attack while using his or her mount as cover. If the character fails, he or she doesn’t get the cover benefit.</text:span></text:p>
      <text:p text:style-name="P1"><text:span text:style-name="Core_20_Body_20_Italic"><text:span text:style-name="T6">Soft Fall (DC 15):</text:span></text:span><text:span text:style-name="T6"> </text:span><text:span text:style-name="T7">The character reacts instantly when he or she falls off a mount, such as when it is killed or when it falls, to try to avoid taking damage. If the character fails, he or she takes 1d6 points of falling damage.</text:span></text:p>
      <text:p text:style-name="P1"><text:span text:style-name="Core_20_Body_20_Italic"><text:span text:style-name="T6">Leap (DC 15):</text:span></text:span><text:span text:style-name="T6"> </text:span><text:span text:style-name="T7">The character can get his or her mount to leap obstacles as part of its movement. Use the character’s Ride modifier or the mount’s Jump modifier (whichever is lower) when the mount makes its Jump check (see the Jump skill). The character makes a Ride check (DC 15) to stay on the mount when it leaps.</text:span></text:p>
      <text:p text:style-name="P1"><text:span text:style-name="Core_20_Body_20_Italic"><text:span text:style-name="T6">Fast Mount or Dismount (DC 20; armor penalty applies):</text:span></text:span><text:span text:style-name="T6"> </text:span><text:span text:style-name="T7">The character can mount or dismount as a free action. If the character fails the check, mounting or dismounting is a move action. (A character can’t attempt a fast mount or dismount unless he or she can perform the mount or dismount as a move action this round, should the check fail.)</text:span></text:p>
      <text:p text:style-name="P1"><text:span text:style-name="T6">Special:</text:span><text:span text:style-name="T7"> If the character is riding bareback, he or she takes a –5 penalty on Ride checks.</text:span></text:p>
      <text:p text:style-name="P1"><text:span text:style-name="T7">A character can take 10 when making a Ride check, but can’t take 20.</text:span></text:p>
      <text:p text:style-name="P1"><text:span text:style-name="T7">A character with the Animal Affinity feat gets a +2 bonus on all Ride checks.</text:span></text:p>
      <text:p text:style-name="P1"><text:span text:style-name="T6">Time:</text:span><text:span text:style-name="T7"> Ride is a move action, except when otherwise noted for the special tasks listed above.</text:span></text:p>
      <text:p text:style-name="P7"/>
      <text:p text:style-name="P1"><text:span text:style-name="T5">Search (Int)</text:span></text:p>
      <text:p text:style-name="P1"><text:span text:style-name="T6">Check:</text:span><text:span text:style-name="T7"> The character generally must be within 10 feet of the object or surface to be examined. A character can examine up to a 5-foot-by-5-foot area or a volume of goods 5 feet on a side with a single check.</text:span></text:p>
      <text:p text:style-name="P1"><text:span text:style-name="T7">A Search check can turn up individual footprints, but does not allow a character to follow tracks or tell the character which direction the creature or creatures went or came from.</text:span></text:p>
      <table:table table:name="Table15" table:style-name="Table15">
        <table:table-column table:style-name="Table15.A"/>
        <table:table-column table:style-name="Table15.B"/>
        <table:table-row table:style-name="Table15.1">
          <table:table-cell table:style-name="Table15.A1" office:value-type="string">
            <text:h text:style-name="P13" text:outline-level="3"><text:span text:style-name="T3">DC</text:span></text:h>
          </table:table-cell>
          <table:table-cell table:style-name="Table15.A1" office:value-type="string">
            <text:h text:style-name="P14" text:outline-level="3"><text:span text:style-name="T3">Task</text:span></text:h>
          </table:table-cell>
        </table:table-row>
        <table:table-row table:style-name="Table15.1">
          <table:table-cell table:style-name="Table15.A2" office:value-type="string">
            <text:p text:style-name="P6"><text:span text:style-name="T8">10</text:span></text:p>
          </table:table-cell>
          <table:table-cell table:style-name="Table15.A2" office:value-type="string">
            <text:p text:style-name="P2"><text:span text:style-name="T8">Ransack an area to find a certain object.</text:span></text:p>
          </table:table-cell>
        </table:table-row>
        <table:table-row table:style-name="Table15.1">
          <table:table-cell table:style-name="Table15.A2" office:value-type="string">
            <text:p text:style-name="P5"><text:span text:style-name="T8">20</text:span></text:p>
          </table:table-cell>
          <table:table-cell table:style-name="Table15.A2" office:value-type="string">
            <text:p text:style-name="P1"><text:span text:style-name="T8">Notice a typical secret compartment, a simple trap, or an obscure clue.</text:span></text:p>
          </table:table-cell>
        </table:table-row>
        <table:table-row table:style-name="Table15.1">
          <table:table-cell table:style-name="Table15.A4" office:value-type="string">
            <text:p text:style-name="P6"><text:span text:style-name="T8">25+</text:span></text:p>
          </table:table-cell>
          <table:table-cell table:style-name="Table15.A4" office:value-type="string">
            <text:p text:style-name="P2"><text:span text:style-name="T8">Find a complex or well-hidden secret compartment or trap; notice an extremely obscure clue.</text:span></text:p>
          </table:table-cell>
        </table:table-row>
      </table:table>
      <text:p text:style-name="P1"><text:span text:style-name="T6">Special:</text:span><text:span text:style-name="T7"> A character can take 10 or take 20 when making a Search check.</text:span></text:p>
      <text:p text:style-name="P1"><text:span text:style-name="T7">A character with the Meticulous feat gets a +2 bonus on all Search checks.</text:span></text:p>
      <text:p text:style-name="P1"><text:span text:style-name="T6">Time:</text:span><text:span text:style-name="T7"> A Search check is a full-round action.</text:span></text:p>
      <text:p text:style-name="P7"/>
      <text:p text:style-name="P1"><text:soft-page-break/><text:span text:style-name="T5">Sense Motive (Wis)</text:span></text:p>
      <text:p text:style-name="P1"><text:span text:style-name="T6">Check:</text:span><text:span text:style-name="T7"> A successful check allows the character to avoid being bluffed (see the Bluff skill). Sense Motive does not, however, allow a character to determine whether a given statement is a lie. The character can also use the skill to tell when someone is behaving oddly or to assess someone’s trustworthiness. In addition, a character can use this skill to make an assessment of a social situation. With a successful check (DC 20), the character can get the feeling from another’s behavior that something is wrong. Also, the character can get the feeling that someone is trustworthy and honorable.</text:span></text:p>
      <text:p text:style-name="P1"><text:span text:style-name="T6">Try Again?:</text:span><text:span text:style-name="T7"> No, though the character may make a Sense Motive check for each bluff made on the character.</text:span></text:p>
      <text:p text:style-name="P1"><text:span text:style-name="T6">Special:</text:span><text:span text:style-name="T7"> A character can take 10 when making a Sense Motive check, but can’t take 20.</text:span></text:p>
      <text:p text:style-name="P1"><text:span text:style-name="T7">A character with the Attentive feat gets a +2 bonus on all Sense Motive checks.</text:span></text:p>
      <text:p text:style-name="P1"><text:span text:style-name="T7">A character can use Sense Motive to detect that a hidden message is being transmitted via the Bluff skill (DC equal to the bluff check result of the sender). If the character’s check result beats the DC by 5 or more, the character understands the secret message as well. <text:s/>If the character’s check fails by 5 or more, the character misinterprets the message in some fashion.</text:span></text:p>
      <text:p text:style-name="P1"><text:span text:style-name="T6">Time:</text:span><text:span text:style-name="T7"> A Sense Motive check may be made as a reaction to another character’s Bluff check. (When that’s the case, the GM may roll the character’s Sense Motive check in secret, so the character doesn’t necessarily know someone’s trying to bluff him or her.) Using Sense Motive to get a sense of someone’s trustworthiness takes at least 1 minute.</text:span></text:p>
      <text:p text:style-name="P7"/>
      <text:p text:style-name="P1"><text:span text:style-name="T5">Sleight of Hand (Dex) </text:span><text:span text:style-name="Core_20_Body_20_Italic"><text:span text:style-name="T11">Trained Only; Armor Penalty</text:span></text:span></text:p>
      <text:p text:style-name="P1"><text:span text:style-name="T6">Check:</text:span><text:span text:style-name="T7"> A check against DC 10 lets a character palm a coin-sized, unattended object. Minor feats of sleight of hand, such as making a coin disappear, also have a DC of 10 unless an observer is concentrating on noticing what the character is doing.</text:span></text:p>
      <text:p text:style-name="P1"><text:span text:style-name="T7">When a character performs this skill under close observation, the character’s skill check is opposed by the observer’s Spot check. The observer’s check doesn’t prevent the character from performing the action, just from doing it unnoticed.</text:span></text:p>
      <text:p text:style-name="P1"><text:span text:style-name="T7">When a character tries to take something from another person, the character’s opponent makes a Spot check to detect the attempt. To obtain the object, the character must get a result of 20 or higher, regardless of the opponent’s check result. The opponent detects the attempt if his or her check result beats the character’s check result, whether the character takes the object or not.</text:span></text:p>
      <text:p text:style-name="P1"><text:span text:style-name="T7">A character can use Sleight of Hand to conceal a small weapon or object on his or her body.</text:span></text:p>
      <text:p text:style-name="P1"><text:span text:style-name="T6">Try Again?:</text:span><text:span text:style-name="T7"> A second Sleight of Hand attempt against the same target, or when being watched by the same observer, has a DC 10 higher than the first check if the first check failed or if the attempt was noticed.</text:span></text:p>
      <text:p text:style-name="P1"><text:span text:style-name="T6">Special:</text:span><text:span text:style-name="T7"> A character can take 10 when making a Sleight of Hand check, but can’t take 20.</text:span></text:p>
      <text:p text:style-name="P1"><text:span text:style-name="T7">A character can make an untrained Sleight of Hand check to conceal a weapon or object, but must always take 10.</text:span></text:p>
      <text:p text:style-name="P1"><text:span text:style-name="T7">A character with the Nimble feat and at least 1 rank in this skill gets a +2 bonus on all Sleight of Hand checks.</text:span></text:p>
      <text:p text:style-name="P1"><text:span text:style-name="T6">Time:</text:span><text:span text:style-name="T7"> A Sleight of Hand check is an attack action.</text:span></text:p>
      <text:p text:style-name="P7"/>
      <text:p text:style-name="P1"><text:span text:style-name="T5">Speak Language (None) </text:span><text:span text:style-name="Core_20_Body_20_Italic"><text:span text:style-name="T11">Trained Only</text:span></text:span></text:p>
      <text:p text:style-name="P1"><text:span text:style-name="T7">The Speak Language skill doesn’t work like a standard skill.</text:span></text:p>
      <text:p text:style-name="P1"><text:soft-page-break/><text:span text:style-name="Bullet_20_Only"><text:span text:style-name="T7">•</text:span></text:span><text:span text:style-name="T7"><text:tab/>A character automatically knows how to speak his or her native language; the character does not need ranks to do so.</text:span></text:p>
      <text:p text:style-name="P1"><text:span text:style-name="Bullet_20_Only"><text:span text:style-name="T7">•</text:span></text:span><text:span text:style-name="T7"><text:tab/>Each additional language costs 1 rank. When a character adds a rank to Speak Language, he or she chooses a new language that he or she can speak.</text:span></text:p>
      <text:p text:style-name="P1"><text:span text:style-name="Bullet_20_Only"><text:span text:style-name="T7">•</text:span></text:span><text:span text:style-name="T7"><text:tab/>A character never makes Speak Language checks. A character either knows how to speak and understand a specific language or doesn’t.</text:span></text:p>
      <text:p text:style-name="P1"><text:span text:style-name="Bullet_20_Only"><text:span text:style-name="T7">•</text:span></text:span><text:span text:style-name="T7"><text:tab/>To be able to read and write a language that the character can speak, he or she must take the Read/Write Language skill for the appropriate language.</text:span></text:p>
      <text:p text:style-name="P1"><text:span text:style-name="Bullet_20_Only"><text:span text:style-name="T7">•</text:span></text:span><text:span text:style-name="T7"><text:tab/>A character can choose any language, modern or ancient. (See the table accompanying Read/Write Language for suggestions.) The GM might determine that a character can’t learn a specific language due to the circumstances of the campaign.</text:span></text:p>
      <text:p text:style-name="P7"/>
      <text:p text:style-name="P1"><text:span text:style-name="T5">Spot (Wis)</text:span></text:p>
      <text:p text:style-name="P1"><text:span text:style-name="T6">Check:</text:span><text:span text:style-name="T7"> The Spot skill is used to notice items that aren’t immediately obvious and people who are attempting to hide. The GM may call for a Spot check by a character who is in a position to notice something. A character can also make a Spot check voluntarily if he or she wants to try to notice something in his or her vicinity.</text:span></text:p>
      <text:p text:style-name="P1"><text:span text:style-name="T7">The GM may make the Spot check in secret so that the character doesn’t know whether not noticing anything means that nothing is there or that the character failed the check.</text:span></text:p>
      <text:p text:style-name="P1"><text:span text:style-name="T7">A successful Spot check when there isn’t anything to notice results in the character noticing nothing.</text:span></text:p>
      <text:p text:style-name="P1"><text:span text:style-name="T7">Spot is often used to notice a person or creature hiding from view. In such cases, the character’s Spot check is opposed by the Hide check of the character trying not to be seen. Spot is also used to detect someone in disguise (see the Disguise skill), or to notice a concealed weapon on another person.</text:span></text:p>
      <text:p text:style-name="P1"><text:span text:style-name="T7">A character’s Spot check is modified by a –1 penalty for every 10 feet of distance between the character and the character or object he or she is trying to discern. The check carries a further –5 penalty if the character is in the midst of activity.</text:span></text:p>
      <text:p text:style-name="P1"><text:span text:style-name="T6">Try Again?:</text:span><text:span text:style-name="T7"> A character can make a Spot check every time he or she has the opportunity to notice something in a reactive manner. As a full-round action, a character may attempt to notice something that he or she failed (or believe he or she failed) to notice previously.</text:span></text:p>
      <text:p text:style-name="P1"><text:span text:style-name="T6">Special:</text:span><text:span text:style-name="T7"> A character can take 10 or take 20 when making a Spot check.</text:span></text:p>
      <text:p text:style-name="P1"><text:span text:style-name="T7">A character with the Alertness feat gets a +2 bonus on all Spot checks.</text:span></text:p>
      <text:p text:style-name="P1"><text:span text:style-name="T6">Time:</text:span><text:span text:style-name="T7"> A Spot check is either a reaction (if called for by the GM) or a full-round action (if a character actively takes the time to try to notice something).</text:span></text:p>
      <text:p text:style-name="P7"/>
      <text:p text:style-name="P1"><text:span text:style-name="T5">Survival (Wis)</text:span></text:p>
      <text:p text:style-name="P1"><text:span text:style-name="T6">Check:</text:span><text:span text:style-name="T7"> A character can keep his or herself and others safe and fed in the wild.</text:span></text:p>
      <table:table table:name="Table16" table:style-name="Table16">
        <table:table-column table:style-name="Table16.A"/>
        <table:table-column table:style-name="Table16.B"/>
        <text:soft-page-break/>
        <table:table-row table:style-name="Table16.1">
          <table:table-cell table:style-name="Table16.A1" office:value-type="string">
            <text:h text:style-name="P13" text:outline-level="3"><text:span text:style-name="T3">DC</text:span></text:h>
          </table:table-cell>
          <table:table-cell table:style-name="Table16.A1" office:value-type="string">
            <text:h text:style-name="P14" text:outline-level="3"><text:span text:style-name="T3">Task</text:span></text:h>
          </table:table-cell>
        </table:table-row>
        <table:table-row table:style-name="Table16.1">
          <table:table-cell table:style-name="Table16.A2" office:value-type="string">
            <text:p text:style-name="P22"><text:span text:style-name="T3">10</text:span></text:p>
          </table:table-cell>
          <table:table-cell table:style-name="Table16.A2" office:value-type="string">
            <text:p text:style-name="P21"><text:span text:style-name="T3">Get along in the wild. Move up to half the character’s overland speed while hunting and foraging (no food or water supplies needed). The character can provide food and water for one other person for every 2 points by which the character’s check result exceeds 10.</text:span></text:p>
          </table:table-cell>
        </table:table-row>
        <table:table-row table:style-name="Table16.1">
          <table:table-cell table:style-name="Table16.A2" office:value-type="string">
            <text:p text:style-name="P5"><text:span text:style-name="T8">15</text:span></text:p>
          </table:table-cell>
          <table:table-cell table:style-name="Table16.A2" office:value-type="string">
            <text:p text:style-name="P1"><text:span text:style-name="T8">Gain a +2 circumstance bonus on Fortitude saves against severe weather while moving up to half the character’s overland speed, or gain a +4 circumstance bonus if stationary. The character may grant the same bonus to one other character for every 1 point by which the character’s check result exceeds 15.</text:span></text:p>
          </table:table-cell>
        </table:table-row>
        <table:table-row table:style-name="Table16.1">
          <table:table-cell table:style-name="Table16.A4" office:value-type="string">
            <text:p text:style-name="P6"><text:span text:style-name="T8">18</text:span></text:p>
          </table:table-cell>
          <table:table-cell table:style-name="Table16.A4" office:value-type="string">
            <text:p text:style-name="P2"><text:span text:style-name="T8">Avoid getting lost and avoid natural hazards, such as quicksand.</text:span></text:p>
          </table:table-cell>
        </table:table-row>
      </table:table>
      <text:p text:style-name="P1"><text:span text:style-name="T7">With the Track feat, a character can use Survival checks to track a character or animal across various terrain types.</text:span></text:p>
      <text:p text:style-name="P1"><text:span text:style-name="T6">Special:</text:span><text:span text:style-name="T7"> A character can take 10 when making a Survival check. A character can take 20 when tracking, or if there is no danger or penalty for failure, but not on periodic checks to get along in the wild.</text:span></text:p>
      <text:p text:style-name="P1"><text:span text:style-name="T7">A character with the Guide feat gets a +2 bonus on all Survival checks.</text:span></text:p>
      <text:p text:style-name="P1"><text:span text:style-name="T6">Time:</text:span><text:span text:style-name="T7"> Basic Survival checks occur each day in the wilderness or whenever a hazard presents itself. When using Survival with the Track feat to track a character or animal, checks are made according to distance, as described in the Track feat.</text:span></text:p>
      <text:p text:style-name="P7"/>
      <text:p text:style-name="P1"><text:span text:style-name="T5">Swim (Str) </text:span><text:span text:style-name="Core_20_Body_20_Italic"><text:span text:style-name="T11">Armor Penalty</text:span></text:span></text:p>
      <text:p text:style-name="P1"><text:span text:style-name="T6">Check:</text:span><text:span text:style-name="T7"> A successful Swim check allows a character to swim one-quarter his or her speed as a move action or half the character’s speed as a full-round action. Roll once per round. If the character fails, he or she makes no progress through the water. If the character fails by 5 or more, he or she goes underwater.</text:span></text:p>
      <text:p text:style-name="P1"><text:span text:style-name="T7">If the character is underwater (from failing a swim check or because the character is swimming underwater intentionally), the character must hold his or her breath. A character can hold his or her breath for a number of rounds equal to the character’s Constitution score, but only if the character does nothing but take move actions or free actions. If the character takes an attack action or a full-round action, the amount of breath the character has remaining is reduced by 1 round. (Effectively, a character in combat can hold his or her breath only half as long as normal.) After that period of time, the character must make a Constitution check (DC 10) every round to continue holding his or her breath. Each round, the DC of the check increases by 1. If the character fails the check, the character begins to drown.</text:span></text:p>
      <text:p text:style-name="P1"><text:span text:style-name="T7">The DC for the Swim check depends on the water:</text:span></text:p>
      <table:table table:name="Table17" table:style-name="Table17">
        <table:table-column table:style-name="Table17.A"/>
        <table:table-column table:style-name="Table17.B"/>
        <table:table-row table:style-name="Table17.1">
          <table:table-cell table:style-name="Table17.A1" office:value-type="string">
            <text:h text:style-name="P16" text:outline-level="2"><text:span text:style-name="T3">Water</text:span></text:h>
          </table:table-cell>
          <table:table-cell table:style-name="Table17.A1" office:value-type="string">
            <text:h text:style-name="P19" text:outline-level="2"><text:span text:style-name="T3">DC</text:span></text:h>
          </table:table-cell>
        </table:table-row>
        <table:table-row table:style-name="Table17.1">
          <table:table-cell table:style-name="Table17.A2" office:value-type="string">
            <text:p text:style-name="P2"><text:span text:style-name="T8">Calm water</text:span></text:p>
          </table:table-cell>
          <table:table-cell table:style-name="Table17.A2" office:value-type="string">
            <text:p text:style-name="P6"><text:span text:style-name="T8">10</text:span></text:p>
          </table:table-cell>
        </table:table-row>
        <table:table-row table:style-name="Table17.1">
          <table:table-cell table:style-name="Table17.A2" office:value-type="string">
            <text:p text:style-name="P1"><text:span text:style-name="T8">Rough water</text:span></text:p>
          </table:table-cell>
          <table:table-cell table:style-name="Table17.A2" office:value-type="string">
            <text:p text:style-name="P5"><text:span text:style-name="T8">15</text:span></text:p>
          </table:table-cell>
        </table:table-row>
        <table:table-row table:style-name="Table17.1">
          <table:table-cell table:style-name="Table17.A4" office:value-type="string">
            <text:p text:style-name="P2"><text:span text:style-name="T8">Stormy water</text:span></text:p>
          </table:table-cell>
          <table:table-cell table:style-name="Table17.A4" office:value-type="string">
            <text:p text:style-name="P6"><text:span text:style-name="T8">20</text:span></text:p>
          </table:table-cell>
        </table:table-row>
      </table:table>
      <text:p text:style-name="P1"><text:span text:style-name="T7">Each hour that the character swims, make a Swim check against DC 20. If the character fails, he or she becomes fatigued. If the character fails a check while fatigued, the character becomes exhausted. If the character fails a check while exhausted, the character becomes unconscious. Unconscious characters go underwater and immediately begin to drown.</text:span></text:p>
      <text:p text:style-name="P1"><text:span text:style-name="T6">Try Again?:</text:span><text:span text:style-name="T7"> A new check is allowed the round after a check is failed.</text:span></text:p>
      <text:p text:style-name="P1"><text:span text:style-name="T6">Special:</text:span><text:span text:style-name="T7"> A character takes a penalty of –1 for every 5 pounds of gear he or she carries, including armor and weapons.</text:span></text:p>
      <text:p text:style-name="P1"><text:span text:style-name="T7">A character can take 10 when making a Swim check, but can’t take 20.</text:span></text:p>
      <text:p text:style-name="P1"><text:span text:style-name="T7">A character with the Athletic feat gets a +2 bonus on all Swim checks.</text:span></text:p>
      <text:p text:style-name="P1"><text:span text:style-name="T6">Time:</text:span><text:span text:style-name="T7"> A Swim check is either a move action or a full-round action, as described above.</text:span></text:p>
      <text:p text:style-name="P7"/>
      <text:p text:style-name="P1"><text:soft-page-break/><text:span text:style-name="T5">Treat Injury (Wis)</text:span></text:p>
      <text:p text:style-name="P1"><text:span text:style-name="T6">Check:</text:span><text:span text:style-name="T7"> The DC and effect depend on the task attempted.</text:span></text:p>
      <text:p text:style-name="P1"><text:span text:style-name="Core_20_Body_20_Italic"><text:span text:style-name="T7">Long-Term Care (DC 15):</text:span></text:span><text:span text:style-name="T7"> With a medical kit, the successful application of this skill allows a patient to recover hit points and ability points lost to temporary damage at an advanced rate—3 hit points per character level or 3 ability points restored per day of complete rest. A new check is made each day; on a failed check, recovery occurs at the normal rate for that day of rest and care.</text:span></text:p>
      <text:p text:style-name="P1"><text:span text:style-name="T7">A character can tend up to as many patients as he or she has ranks in the skill. The patients need complete bed rest (doing nothing all day). The character needs to devote at least ½ hour of the day to each patient the character is caring for.</text:span></text:p>
      <text:p text:style-name="P1"><text:span text:style-name="Core_20_Body_20_Italic"><text:span text:style-name="T6">Restore Hit Points (DC 15):</text:span></text:span><text:span text:style-name="T6"> </text:span><text:span text:style-name="T7">With a medical kit, if a character has lost hit points, the character can restore some of them. A successful check, as a full-round action, restores 1d4 hit points. The number restored can never exceed the character’s full normal total of hit points. This application of the skill can be used successfully on a character only once per day.</text:span></text:p>
      <text:p text:style-name="P1"><text:span text:style-name="Core_20_Body_20_Italic"><text:span text:style-name="T6">Revive Dazed, Stunned, or Unconscious Character (DC 15):</text:span></text:span><text:span text:style-name="T6"> </text:span><text:span text:style-name="T7">With a first aid kit, the character can remove the dazed, stunned, or unconscious condition from a character. This check is an attack action.</text:span></text:p>
      <text:p text:style-name="P1"><text:span text:style-name="T7">A successful check removes the dazed, stunned, or unconscious condition from an affected character. The character can’t revive an unconscious character who is at –1 hit points or lower without first stabilizing the character.</text:span></text:p>
      <text:p text:style-name="P1"><text:span text:style-name="Core_20_Body_20_Italic"><text:span text:style-name="T6">Stabilize Dying Character (DC 15):</text:span></text:span><text:span text:style-name="T7"> With a medical kit, a character can tend to a character who is dying. As an attack action, a successful Treat Injury check stabilizes another character. The stabilized character regains no hit points, but he or she stops losing them. The character must have a medical kit to stabilize a dying character.</text:span></text:p>
      <text:p text:style-name="P1"><text:span text:style-name="Core_20_Body_20_Italic"><text:span text:style-name="T6">Surgery (DC 20):</text:span></text:span><text:span text:style-name="T6"> </text:span><text:span text:style-name="T7">With a surgery kit, a character can conduct field surgery. This application of the Treat Injury skill carries a –4 penalty, which can be negated with the Surgery feat. Surgery requires 1d4 hours; if the patient is at negative hit points, add an additional hour for every point below 0 the patient has fallen.</text:span></text:p>
      <text:p text:style-name="P1"><text:span text:style-name="T7">Surgery restores 1d6 hit points for every character level of the patient (up to the patient’s full normal total of hit points) with a successful skill check. <text:s/>Surgery can only be used successfully on a character once in a 24-hour period.</text:span></text:p>
      <text:p text:style-name="P1"><text:span text:style-name="T7">A character who undergoes surgery is fatigued for 24 hours, minus 2 hours for every point above the DC the surgeon achieves. The period of fatigue can never be reduced below 6 hours in this fashion.</text:span></text:p>
      <text:p text:style-name="P1"><text:span text:style-name="Core_20_Body_20_Italic"><text:span text:style-name="T6">Treat Disease (DC 15):</text:span></text:span><text:span text:style-name="T6"> </text:span><text:span text:style-name="T7">A character can tend to a character infected with a treatable disease. Every time the diseased character makes a saving throw against disease effects (after the initial contamination), the treating character first makes a Treat Injury check to help the diseased character fend off secondary damage. This activity takes 10 minutes. If the treating character’s check succeeds, the treating character provides a bonus on the diseased character’s saving throw equal to his or her ranks in this skill.</text:span></text:p>
      <text:p text:style-name="P1"><text:span text:style-name="Core_20_Body_20_Italic"><text:span text:style-name="T6">Treat Poison (DC 15): </text:span></text:span><text:span text:style-name="T7">A character can tend to a poisoned character. When a poisoned character makes a saving throw against a poison’s secondary effect, the treating character first makes a Treat Injury check as an attack action. If the treating character’s check succeeds, the character provides a bonus on the poisoned character’s saving throw equal to his or her ranks in this skill.</text:span></text:p>
      <text:p text:style-name="P1"><text:span text:style-name="T6">Try Again?:</text:span><text:span text:style-name="T7"> Yes, for restoring hit points, reviving dazed, stunned, or unconscious characters, stabilizing dying characters, and surgery. No, for all other uses of the skill.</text:span></text:p>
      <text:p text:style-name="P1"><text:span text:style-name="T6">Special:</text:span><text:span text:style-name="T7"> The Surgery feat gives a character the extra training he or she needs to use Treat Injury to help a wounded character by means of an operation.</text:span></text:p>
      <text:p text:style-name="P1"><text:span text:style-name="T7">A character can take 10 when making a Treat Injury check. A character can take 20 only when restoring hit points or attempting to revive dazed, stunned, or unconscious characters.</text:span></text:p>
      <text:p text:style-name="P1"><text:span text:style-name="T7">Long-term care, restoring hit points, treating disease, treating poison, or stabilizing a dying character requires a medical kit. Reviving a dazed, stunned, or unconscious character requires either a first aid kit or a medical kit. Surgery requires a surgery kit. If the character does not have the appropriate kit, he or she takes a –4 penalty on the check.</text:span></text:p>
      <text:p text:style-name="P1"><text:span text:style-name="T7">A character can use the Treat Injury skill on his or herself only to restore hit points, treat disease, or treat poison. The character takes a –5 penalty on your check any time he or she treats his or herself.</text:span></text:p>
      <text:p text:style-name="P1"><text:span text:style-name="T7">A character with the Medical Expert feat gets a +2 bonus on all Treat Injury checks.</text:span></text:p>
      <text:p text:style-name="P1"><text:span text:style-name="T6">Time:</text:span><text:span text:style-name="T7"> Treat Injury checks take different amounts of time based on the task at hand, as described above.</text:span></text:p>
      <text:p text:style-name="P7"/>
      <text:p text:style-name="P1"><text:soft-page-break/><text:span text:style-name="T5">Tumble (Dex) </text:span><text:span text:style-name="Core_20_Body_20_Italic"><text:span text:style-name="T11">Trained Only; Armor Penalty</text:span></text:span></text:p>
      <text:p text:style-name="P1"><text:span text:style-name="T6">Check:</text:span><text:span text:style-name="T7"> A character can land softly when he or she falls, tumble past opponents in combat, or tumble through opponents.</text:span></text:p>
      <text:p text:style-name="P1"><text:span text:style-name="Core_20_Body_20_Italic"><text:span text:style-name="T6">Land Softly:</text:span></text:span><text:span text:style-name="T7"> The character can make a Tumble check (DC 15) when falling. If the check succeeds, treat the fall as if it were 10 feet shorter when determining damage.</text:span></text:p>
      <text:p text:style-name="P1"><text:span text:style-name="Core_20_Body_20_Italic"><text:span text:style-name="T6">Tumble past Opponents:</text:span></text:span><text:span text:style-name="T6"> </text:span><text:span text:style-name="T7">With a successful Tumble check (DC 15), the character can weave, dodge, and roll up to 20 feet through squares adjacent to opponents, risking no attacks of opportunity. Failure means the character moves as planned, but provokes attacks of opportunity as normal.</text:span></text:p>
      <text:p text:style-name="P1"><text:span text:style-name="Core_20_Body_20_Italic"><text:span text:style-name="T6">Tumble through Opponents:</text:span></text:span><text:span text:style-name="T6"> </text:span><text:span text:style-name="T7">With a successful Tumble check (DC 25), the character can roll, jump, or dive through squares oc­cupied by opponents, moving over, under, or around them as if they weren’t there. Failure means the character moves as planned, but provokes attacks of opportunity as normal.</text:span></text:p>
      <text:p text:style-name="P1"><text:span text:style-name="T6">Try Again?:</text:span><text:span text:style-name="T7"> No.</text:span></text:p>
      <text:p text:style-name="P1"><text:span text:style-name="T6">Special:</text:span><text:span text:style-name="T7"> A character with 5 or more ranks in Tumble gains a +3 dodge bonus to Defense (instead of the normal +2) when fighting defensively, and a +6 dodge bonus (instead of the normal +4) when engaging in total defense.</text:span></text:p>
      <text:p text:style-name="P1"><text:span text:style-name="T7">A character can take 10 when making a Tumble check, but can’t take 20.</text:span></text:p>
      <text:p text:style-name="P1"><text:span text:style-name="T7">A character with the Acrobatic feat and at least 1 rank in this skill gets a +2 bonus on all Tumble checks.</text:span></text:p>
      <text:p text:style-name="P1"><text:span text:style-name="T6">Time:</text:span><text:span text:style-name="T7"> A character can try to reduce damage from a fall as a reaction once per fall. A character can attempt to tumble as a free action that must be performed as part of a move a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genda-BoldCondensed" svg:font-family="Agenda-BoldCondensed" style:font-family-generic="roman"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achet Book" svg:font-family="'Cachet Book'" style:font-family-generic="roman" style:font-pitch="variable"/>
    <style:font-face style:name="Conques-Demi" svg:font-family="Conques-Dem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2pt" fo:language="en" fo:country="US" style:font-name-asian="Symbol" style:font-family-asian="Symbol" style:font-family-generic-asian="system" style:font-pitch-asian="variable" style:font-size-asian="12pt" style:language-asian="en" style:country-asian="US" style:font-name-complex="Wingdings" style:font-family-complex="Wingding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10pt" fo:language="en" fo:country="US" style:font-size-asian="10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text-underline-style="solid" style:text-underline-width="auto" style:text-underline-color="font-color" style:font-size-asian="12pt" style:language-asian="en" style:country-asian="US"/>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3" style:display-name="Heading 3" style:family="paragraph" style:parent-style-name="Standard" style:default-outline-level="3" style:list-style-name="" style:class="text">
      <style:paragraph-properties fo:margin-left="0in" fo:margin-right="0in" fo:text-align="center"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style>
    <style:style style:name="HTML_20_Preformatted" style:display-name="HTML Preformatted" style:family="paragraph" style:parent-style-name="Standard" style:default-outline-level="">
      <style:paragraph-properties fo:margin-left="0in" fo:margin-right="0in" fo:text-align="start" style:justify-single-word="false" fo:orphans="2" fo:widows="2" fo:text-indent="0in" style:auto-text-indent="false"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Core_20_Body" style:display-name="Core Body" style:family="paragraph" style:default-outline-level="">
      <style:paragraph-properties fo:margin-left="0in" fo:margin-right="0in" fo:line-height="0.1598in" fo:text-align="justify" style:justify-single-word="false" fo:orphans="2" fo:widows="2" fo:text-indent="0.1252in" style:auto-text-indent="false" style:vertical-align="auto" style:writing-mode="lr-tb"/>
      <style:text-properties style:font-name="Agenda-LightCondensed" fo:font-family="Agenda-LightCondensed" style:font-family-generic="roman" style:font-pitch="variable" fo:font-size="10.5pt" fo:language="en" fo:country="US" style:font-name-asian="Symbol" style:font-family-asian="Symbol" style:font-family-generic-asian="system" style:font-pitch-asian="variable" style:font-size-asian="10.5pt" style:language-asian="en" style:country-asian="US" style:font-name-complex="Wingdings" style:font-family-complex="Wingdings" style:font-family-generic-complex="system" style:font-pitch-complex="variable" style:font-size-complex="12pt"/>
    </style:style>
    <style:style style:name="Core_20_Body_20_No_20_Indent" style:display-name="Core Body No Indent" style:family="paragraph" style:parent-style-name="Core_20_Body" style:default-outline-level="">
      <style:paragraph-properties fo:margin-left="0in" fo:margin-right="0in" fo:line-height="0.1598in" fo:text-align="justify" style:justify-single-word="false" fo:orphans="2" fo:widows="2" fo:text-indent="0in" style:auto-text-indent="false" style:vertical-align="auto">
        <style:tab-stops>
          <style:tab-stop style:position="0.1252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H2" style:display-name="*H2" style:family="paragraph" style:default-outline-level="">
      <style:paragraph-properties fo:margin-left="0in" fo:margin-right="0in" fo:margin-top="0.1598in" fo:margin-bottom="0in" loext:contextual-spacing="false" fo:line-height="0.3193in" fo:text-align="start" style:justify-single-word="false" fo:orphans="2" fo:widows="2" fo:text-indent="0in" style:auto-text-indent="false" style:vertical-align="auto" style:writing-mode="lr-tb">
        <style:tab-stops>
          <style:tab-stop style:position="0.1252in"/>
          <style:tab-stop style:position="0.25in"/>
        </style:tab-stops>
      </style:paragraph-properties>
      <style:text-properties fo:text-transform="uppercase" style:font-name="Conques-Demi" fo:font-family="Conques-Demi" style:font-family-generic="roman" style:font-pitch="variable" fo:font-size="26pt" fo:language="en" fo:country="US" style:font-name-asian="Symbol" style:font-family-asian="Symbol" style:font-family-generic-asian="system" style:font-pitch-asian="variable" style:font-size-asian="26pt" style:language-asian="en" style:country-asian="US" style:font-name-complex="Wingdings" style:font-family-complex="Wingdings" style:font-family-generic-complex="system" style:font-pitch-complex="variable" style:font-size-complex="12pt"/>
    </style:style>
    <style:style style:name="_2a_H3" style:display-name="*H3" style:family="paragraph" style:default-outline-level="">
      <style:paragraph-properties fo:margin-left="0in" fo:margin-right="0in" fo:margin-top="0.2398in" fo:margin-bottom="0in" loext:contextual-spacing="false" fo:line-height="0.1598in" fo:text-align="start" style:justify-single-word="false" fo:orphans="2" fo:widows="2" fo:text-indent="0in" style:auto-text-indent="false" style:vertical-align="auto" style:writing-mode="lr-tb">
        <style:tab-stops>
          <style:tab-stop style:position="0.1252in"/>
          <style:tab-stop style:position="0.25in"/>
        </style:tab-stops>
      </style:paragraph-properties>
      <style:text-properties style:font-name="Conques-Demi" fo:font-family="Conques-Demi" style:font-family-generic="roman" style:font-pitch="variable" fo:font-size="18pt" fo:language="en" fo:country="US" style:font-name-asian="Symbol" style:font-family-asian="Symbol" style:font-family-generic-asian="system" style:font-pitch-asian="variable" style:font-size-asian="18pt" style:language-asian="en" style:country-asian="US" style:font-name-complex="Wingdings" style:font-family-complex="Wingdings" style:font-family-generic-complex="system" style:font-pitch-complex="variable" style:font-size-complex="12pt"/>
    </style:style>
    <style:style style:name="Hanging_20_bullet" style:display-name="Hanging bullet" style:family="paragraph" style:parent-style-name="Core_20_Body" style:default-outline-level="">
      <style:paragraph-properties fo:margin-left="0.25in" fo:margin-right="0in" fo:line-height="0.1598in" fo:text-align="justify" style:justify-single-word="false" fo:orphans="2" fo:widows="2" fo:text-indent="-0.1252in" style:auto-text-indent="false" style:vertical-align="auto">
        <style:tab-stops>
          <style:tab-stop style:position="0.25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Table_20__23__20__26__20_Title" style:display-name="*Table # &amp; Title" style:family="paragraph" style:default-outline-level="">
      <style:paragraph-properties fo:margin-left="0in" fo:margin-right="0in" fo:margin-top="0.1598in" fo:margin-bottom="0in" loext:contextual-spacing="false" fo:text-align="start" style:justify-single-word="false" fo:orphans="2" fo:widows="2" fo:text-indent="0in" style:auto-text-indent="false" style:vertical-align="auto" style:writing-mode="lr-tb">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fo:text-transform="uppercase" style:font-name="Cachet Book" fo:font-family="'Cachet Book'"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Wingdings" style:font-family-complex="Wingdings" style:font-family-generic-complex="system" style:font-pitch-complex="variable" style:font-size-complex="12pt"/>
    </style:style>
    <style:style style:name="_2a_Small_20_Table_20_column_20_body" style:display-name="*Small Table column body" style:family="paragraph" style:default-outline-level="">
      <style:paragraph-properties fo:margin-left="0in" fo:margin-right="0in" fo:line-height="0.1598in" fo:text-align="start" style:justify-single-word="false" fo:orphans="2" fo:widows="2" fo:text-indent="0in" style:auto-text-indent="false" style:vertical-align="auto" style:writing-mode="lr-tb">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name-asian="Symbol" style:font-family-asian="Symbol" style:font-family-generic-asian="system" style:font-pitch-asian="variable" style:font-size-asian="10.5pt" style:language-asian="en" style:country-asian="US" style:font-name-complex="Wingdings" style:font-family-complex="Wingdings" style:font-family-generic-complex="system" style:font-pitch-complex="variable" style:font-size-complex="12pt"/>
    </style:style>
    <style:style style:name="_2a_table_20_column_20_headers_20_rev" style:display-name="*table column headers rev" style:family="paragraph" style:parent-style-name="_2a_Small_20_Table_20_column_20_body" style:default-outline-level="">
      <style:paragraph-properties fo:margin-left="0in" fo:margin-right="0in" fo:line-height="0.1598in" fo:text-align="start" style:justify-single-word="false" fo:orphans="2" fo:widows="2" fo:text-indent="0in" style:auto-text-indent="false" style:vertical-align="auto">
        <style:tab-stops>
          <style:tab-stop style:position="-19.5547in" style:type="center"/>
          <style:tab-stop style:position="-0.3555in" style:type="center"/>
          <style:tab-stop style:position="0in" style:type="center"/>
          <style:tab-stop style:position="0.2492in" style:type="center"/>
          <style:tab-stop style:position="0.6417in" style:type="center"/>
          <style:tab-stop style:position="0.7173in" style:type="center"/>
          <style:tab-stop style:position="1.0563in" style:type="center"/>
          <style:tab-stop style:position="1.4516in" style:type="center"/>
          <style:tab-stop style:position="1.5035in"/>
          <style:tab-stop style:position="1.6445in" style:type="center"/>
          <style:tab-stop style:position="2.1398in" style:type="center"/>
          <style:tab-stop style:position="2.6244in" style:type="center"/>
          <style:tab-stop style:position="5.3335in"/>
          <style:tab-stop style:position="7.4665in" style:type="center"/>
          <style:tab-stop style:position="11.7335in"/>
          <style:tab-stop style:position="12.848in"/>
          <style:tab-stop style:position="12.8799in"/>
          <style:tab-stop style:position="13.2118in"/>
          <style:tab-stop style:position="14.7555in"/>
          <style:tab-stop style:position="18.8453in"/>
          <style:tab-stop style:position="20.0992in"/>
        </style:tab-stops>
      </style:paragraph-properties>
      <style:text-properties fo:color="#ffffff" style:font-name="Agenda-BoldCondensed" fo:font-family="Agenda-BoldCondensed" style:font-family-generic="roman" style:font-pitch="variable" fo:font-size="10.5pt" fo:language="en" fo:country="US" style:font-size-asian="10.5pt" style:language-asian="en" style:country-asian="US"/>
    </style:style>
    <style:style style:name="_2a_Small_20_Table_20_column_20_shade_20_body" style:display-name="*Small Table column shade body" style:family="paragraph" style:parent-style-name="_2a_Small_20_Table_20_column_20_body" style:default-outline-level="">
      <style:paragraph-properties fo:margin-left="0in" fo:margin-right="0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Sidebar_20_H3" style:display-name="Sidebar H3" style:family="paragraph" style:parent-style-name="_2a_H3" style:default-outline-level="">
      <style:paragraph-properties fo:margin-left="0in" fo:margin-right="0in" fo:margin-top="0.2398in" fo:margin-bottom="0in" loext:contextual-spacing="false" fo:line-height="0.1598in" fo:text-align="start" style:justify-single-word="false" fo:orphans="2" fo:widows="2" fo:text-indent="0in" style:auto-text-indent="false" style:vertical-align="auto">
        <style:tab-stops>
          <style:tab-stop style:position="-13.8661in"/>
          <style:tab-stop style:position="-0.3555in"/>
          <style:tab-stop style:position="0in"/>
          <style:tab-stop style:position="0.1252in"/>
          <style:tab-stop style:position="0.1882in" style:type="right"/>
          <style:tab-stop style:position="0.25in"/>
          <style:tab-stop style:position="0.7173in"/>
          <style:tab-stop style:position="1.5035in" style:type="center"/>
          <style:tab-stop style:position="2.1335in" style:type="right"/>
          <style:tab-stop style:position="14.2228in" style:type="center"/>
          <style:tab-stop style:position="14.7555in"/>
          <style:tab-stop style:position="14.9335in"/>
          <style:tab-stop style:position="18.6665in" style:type="center"/>
        </style:tab-stops>
      </style:paragraph-properties>
      <style:text-properties style:font-name="Conques-Demi" fo:font-family="Conques-Demi" style:font-family-generic="roman" style:font-pitch="variable" fo:font-size="18pt" fo:language="en" fo:country="US" style:font-size-asian="18pt" style:language-asian="en" style:country-asian="US"/>
    </style:style>
    <style:style style:name="Sidebar_20_Body" style:display-name="Sidebar Body" style:family="paragraph" style:parent-style-name="Core_20_Body" style:default-outline-level="">
      <style:paragraph-properties fo:margin-left="0.1252in" fo:margin-right="0.1252in" fo:line-height="0.1598in" fo:text-align="justify" style:justify-single-word="false" fo:orphans="2" fo:widows="2" fo:text-indent="0.1252in" style:auto-text-indent="false" style:vertical-align="auto"/>
      <style:text-properties style:font-name="Agenda-LightCondensed" fo:font-family="Agenda-LightCondensed" style:font-family-generic="roman" style:font-pitch="variable" fo:font-size="10.5pt" fo:language="en" fo:country="US" style:font-size-asian="10.5pt" style:language-asian="en" style:country-asian="US"/>
    </style:style>
    <style:style style:name="Sidebar_20_Body_20_No_20_Indent" style:display-name="Sidebar Body No Indent" style:family="paragraph" style:parent-style-name="Sidebar_20_Body" style:default-outline-level="">
      <style:paragraph-properties fo:margin-left="0.1252in" fo:margin-right="0.1252in" fo:line-height="0.1598in" fo:text-align="justify" style:justify-single-word="false" fo:orphans="2" fo:widows="2" fo:text-indent="0in" style:auto-text-indent="false" style:vertical-align="auto"/>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H4" style:display-name="*H4" style:family="paragraph" style:parent-style-name="_2a_H3" style:default-outline-level="">
      <style:paragraph-properties fo:margin-left="0in" fo:margin-right="0in" fo:margin-top="0.1598in" fo:margin-bottom="0in" loext:contextual-spacing="false" fo:line-height="0.1598in" fo:text-align="start" style:justify-single-word="false" fo:orphans="2" fo:widows="2" fo:text-indent="0in" style:auto-text-indent="false" style:vertical-align="auto">
        <style:tab-stops>
          <style:tab-stop style:position="0.1252in"/>
          <style:tab-stop style:position="0.25in"/>
        </style:tab-stops>
      </style:paragraph-properties>
      <style:text-properties style:font-name="Conques-Demi" fo:font-family="Conques-Demi" style:font-family-generic="roman" style:font-pitch="variable" fo:font-size="15pt" fo:language="en" fo:country="US" style:font-size-asian="15pt" style:language-asian="en" style:country-asian="US"/>
    </style:style>
    <style:style style:name="_2a_table_20_col_20_heads_20_alone" style:display-name="*table col heads alone" style:family="paragraph" style:parent-style-name="_2a_Small_20_Table_20_column_20_body" style:default-outline-level="">
      <style:paragraph-properties fo:margin-left="0in" fo:margin-right="0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BoldCondensed" fo:font-family="Agenda-BoldCondensed" style:font-family-generic="roman" style:font-pitch="variable" fo:font-size="10.5pt" fo:language="en" fo:country="US" style:font-size-asian="10.5pt" style:language-asian="en" style:country-asian="US"/>
    </style:style>
    <style:style style:name="_2a_Small_20_Table_20_Notes" style:display-name="*Small Table Notes" style:family="paragraph" style:default-outline-level="">
      <style:paragraph-properties fo:margin-left="0in" fo:margin-right="0in" fo:text-align="start" style:justify-single-word="false" fo:orphans="2" fo:widows="2" fo:text-indent="0in" style:auto-text-indent="false" style:vertical-align="auto" style:writing-mode="lr-tb">
        <style:tab-stops>
          <style:tab-stop style:position="0.1283in"/>
          <style:tab-stop style:position="0.2575in"/>
          <style:tab-stop style:position="1.6665in"/>
          <style:tab-stop style:position="2.9165in" style:type="center"/>
        </style:tab-stops>
      </style:paragraph-properties>
      <style:text-properties style:font-name="Agenda-LightCondensed" fo:font-family="Agenda-LightCondensed" style:font-family-generic="roman" style:font-pitch="variable" fo:font-size="9pt" fo:language="en" fo:country="US" style:font-name-asian="Symbol" style:font-family-asian="Symbol" style:font-family-generic-asian="system" style:font-pitch-asian="variable" style:font-size-asian="9pt" style:language-asian="en" style:country-asian="US" style:font-name-complex="Wingdings" style:font-family-complex="Wingdings" style:font-family-generic-complex="system" style:font-pitch-complex="variable" style:font-size-complex="12pt"/>
    </style:style>
    <style:style style:name="Body_20_Text_20_2" style:display-name="Body Text 2" style:family="paragraph" style:parent-style-name="Standard" style:default-outline-level="">
      <style:paragraph-properties fo:margin-left="0.5in" fo:margin-right="0in" fo:text-align="start" style:justify-single-word="false" fo:orphans="2" fo:widows="2" fo:text-indent="-0.5in" style:auto-text-indent="false" style:vertical-align="auto"/>
      <style:text-properties fo:font-size="12pt" fo:language="en" fo:country="US" style:font-size-asian="12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font-name="Times New Roman" fo:font-family="'Times New Roman'" style:font-family-generic="roman" style:font-pitch="variable" style:text-underline-style="solid" style:text-underline-width="auto" style:text-underline-color="font-color"/>
    </style:style>
    <style:style style:name="FollowedHyperlink" style:family="text" style:parent-style-name="Default_20_Paragraph_20_Font">
      <style:text-properties fo:color="#0000ff" style:font-name="Times New Roman" fo:font-family="'Times New Roman'" style:font-family-generic="roman" style:font-pitch="variable" style:text-underline-style="solid" style:text-underline-width="auto" style:text-underline-color="font-color"/>
    </style:style>
    <style:style style:name="Emphasis" style:family="text" style:parent-style-name="Default_20_Paragraph_20_Font">
      <style:text-properties style:font-name="Times New Roman" fo:font-family="'Times New Roman'" style:font-family-generic="roman" style:font-pitch="variable" fo:font-style="italic" style:font-style-asian="italic"/>
    </style:style>
    <style:style style:name="Bullet_20_Only" style:display-name="Bullet Only" style:family="text">
      <style:text-properties style:font-name="Agenda-LightCondensed" fo:font-family="Agenda-LightCondensed" style:font-family-generic="roman" style:font-pitch="variable" fo:font-size="12pt" style:font-size-asian="12pt"/>
    </style:style>
    <style:style style:name="Core_20_Body_20_Italic" style:display-name="Core Body Italic" style:family="text">
      <style:text-properties style:font-name="Agenda-LightItalic" fo:font-family="Agenda-LightItalic" style:font-family-generic="roman" style:font-pitch="variable" fo:font-size="9.5pt" style:font-size-asian="9.5pt"/>
    </style:style>
    <style:style style:name="Table_20_Body_20_Italic" style:display-name="Table Body Italic" style:family="text">
      <style:text-properties style:font-name="Agenda-LightItalic" fo:font-family="Agenda-LightItalic" style:font-family-generic="roman" style:font-pitch="variable" fo:font-size="9.5pt" style:font-size-asian="9.5pt"/>
    </style:style>
    <style:style style:name="superscript_20__23__20_in_20_tables" style:display-name="superscript # in tables" style:family="text">
      <style:text-properties style:text-position="super 58%" style:font-name="Agenda-BoldCondensed" fo:font-family="Agenda-BoldCondensed" style:font-family-generic="roman" style:font-pitch="variable" fo:font-size="10.5pt" style:font-size-asian="10.5pt"/>
    </style:style>
    <style:style style:name="New_20_Style_20_Sheet" style:display-name="New Style Sheet" style:family="text">
      <style:text-properties style:font-name="Agenda-LightCondensed" fo:font-family="Agenda-LightCondensed" style:font-family-generic="roman" style:font-pitch="variable" fo:font-size="9pt" style:font-size-asian="9pt"/>
    </style:style>
    <style:style style:name="back_20_to_20_reg_20_body_20_copy" style:display-name="back to reg body copy" style:family="text">
      <style:text-properties style:font-name="Agenda-LightCondensed" fo:font-family="Agenda-LightCondensed" style:font-family-generic="roman" style:font-pitch="variable" fo:font-size="10.5pt" style:font-size-asian="10.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1.25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1.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3in"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2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4in" fo:text-indent="-0.25in" fo:margin-left="2.25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166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kills II</dc:title>
    <dc:subject>MSRD</dc:subject>
    <meta:initial-creator>AKSmith</meta:initial-creator>
    <meta:creation-date>2002-09-09T11:30:00</meta:creation-date>
    <dc:date>2003-08-29T11:55:00</dc:date>
    <meta:editing-cycles>48</meta:editing-cycles>
    <meta:editing-duration>PT4M26S</meta:editing-duration>
    <meta:document-statistic meta:table-count="17" meta:image-count="0" meta:object-count="0" meta:page-count="22" meta:paragraph-count="569" meta:word-count="10382" meta:character-count="59110" meta:non-whitespace-character-count="49285"/>
    <meta:generator>LibreOffice/5.4.6.2$Linux_X86_64 LibreOffice_project/40m0$Build-2</meta:generator>
    <meta:user-defined meta:name="Company">Wizards of the Coast</meta:user-defined>
    <meta:user-defined meta:name="Operator">AKSmith</meta:user-defined>
  </office:meta>
</office:document-meta>
</file>